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text-properties style:use-window-font-color="true" fo:language="ru" fo:country="RU"/>
    </style:style>
    <style:style style:name="P15" style:family="paragraph" style:parent-style-name="Text_20_body">
      <style:text-properties style:use-window-font-color="true" fo:language="ru" fo:country="RU" style:text-underline-style="none"/>
    </style:style>
    <style:style style:name="P16"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style:text-underline-style="none"/>
    </style:style>
    <style:style style:name="P18" style:family="paragraph" style:parent-style-name="Text_20_body">
      <style:text-properties style:use-window-font-color="true" style:text-underline-style="solid" style:text-underline-width="auto" style:text-underline-color="font-color"/>
    </style:style>
    <style:style style:name="P19" style:family="paragraph" style:parent-style-name="Text_20_body">
      <style:text-properties style:use-window-font-color="true" fo:font-style="italic" fo:font-weight="bold" style:font-style-asian="italic" style:font-weight-asian="bold" style:font-style-complex="italic" style:font-weight-complex="bold"/>
    </style:style>
    <style:style style:name="P20" style:family="paragraph" style:parent-style-name="Text_20_body">
      <style:text-properties style:use-window-font-color="true" fo:font-style="italic" style:font-style-asian="italic" style:font-style-complex="italic"/>
    </style:style>
    <style:style style:name="P21"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2" style:family="paragraph" style:parent-style-name="Text_20_body">
      <style:paragraph-properties fo:hyphenation-ladder-count="no-limit"/>
      <style:text-properties style:use-window-font-color="true" fo:hyphenate="true" fo:hyphenation-remain-char-count="2" fo:hyphenation-push-char-count="4"/>
    </style:style>
    <style:style style:name="P23" style:family="paragraph" style:parent-style-name="Text_20_body">
      <style:text-properties fo:color="#ff3333"/>
    </style:style>
    <style:style style:name="P24"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ru" fo:country="RU"/>
    </style:style>
    <style:style style:name="P28" style:family="paragraph" style:parent-style-name="Text_20_body">
      <style:text-properties fo:language="ru" fo:country="RU" fo:font-weight="normal" style:font-weight-asian="normal" style:font-weight-complex="normal"/>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style="normal" style:font-style-asian="normal" style:font-style-complex="normal"/>
    </style:style>
    <style:style style:name="P3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2" style:family="paragraph" style:parent-style-name="Text_20_body">
      <style:text-properties fo:language="ru" fo:country="RU" fo:font-style="normal" fo:font-weight="bold" style:font-style-asian="normal" style:font-weight-asian="bold" style:font-style-complex="normal"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Standard">
      <style:paragraph-properties fo:break-before="page"/>
      <style:text-properties fo:color="#ff3333" fo:font-style="normal" style:font-style-asian="normal" style:font-style-complex="normal"/>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3"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4" style:family="paragraph" style:parent-style-name="Footnote">
      <style:text-properties fo:font-weight="bold" style:font-weight-asian="bold" style:font-weight-complex="bold"/>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7" style:family="paragraph" style:parent-style-name="Heading_20_3">
      <style:paragraph-properties fo:break-before="pag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4">
      <style:text-properties style:use-window-font-color="true"/>
    </style:style>
    <style:style style:name="P81" style:family="paragraph" style:parent-style-name="Heading_20_4">
      <style:paragraph-properties fo:break-before="page"/>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Subtitle" style:list-style-name="диалог"/>
    <style:style style:name="P84" style:family="paragraph" style:parent-style-name="Subtitle">
      <style:text-properties fo:font-weight="bold" style:font-weight-asian="bold" style:font-weight-complex="bold"/>
    </style:style>
    <style:style style:name="P85" style:family="paragraph" style:parent-style-name="Text_20_body">
      <style:text-properties style:use-window-font-color="true"/>
    </style:style>
    <style:style style:name="P86" style:family="paragraph" style:parent-style-name="Text_20_body">
      <style:paragraph-properties fo:text-align="justify" style:justify-single-word="false"/>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text-properties style:use-window-font-color="true" fo:font-style="normal" style:font-style-asian="normal" style:font-style-complex="normal"/>
    </style:style>
    <style:style style:name="P96" style:family="paragraph" style:parent-style-name="Text_20_body" style:list-style-name="диалог">
      <style:text-properties style:use-window-font-color="true" fo:font-style="normal" style:font-style-asian="normal" style:font-style-complex="normal"/>
    </style:style>
    <style:style style:name="P97"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8"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9" style:family="paragraph" style:parent-style-name="Text_20_body" style:list-style-name="диалог">
      <style:text-properties style:use-window-font-color="true" style:text-underline-style="none"/>
    </style:style>
    <style:style style:name="P100" style:family="paragraph" style:parent-style-name="Text_20_body" style:list-style-name="L4">
      <style:text-properties style:use-window-font-color="true" style:text-underline-style="none"/>
    </style:style>
    <style:style style:name="P101" style:family="paragraph" style:parent-style-name="Text_20_body" style:list-style-name="List_20_1">
      <style:text-properties style:use-window-font-color="true" style:text-underline-style="none" fo:font-weight="normal" style:font-weight-asian="normal" style:font-weight-complex="normal"/>
    </style:style>
    <style:style style:name="P102" style:family="paragraph" style:parent-style-name="Text_20_body" style:list-style-name="List_20_1">
      <style:text-properties style:use-window-font-color="true" style:text-underline-style="none" fo:font-weight="bold" style:font-weight-asian="bold" style:font-weight-complex="bold"/>
    </style:style>
    <style:style style:name="P103" style:family="paragraph" style:parent-style-name="Text_20_body" style:list-style-name="диалог">
      <style:text-properties style:use-window-font-color="true" style:text-underline-style="solid" style:text-underline-width="auto" style:text-underline-color="font-color"/>
    </style:style>
    <style:style style:name="P104"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5" style:family="paragraph" style:parent-style-name="Text_20_body" style:list-style-name="List_20_1">
      <style:text-properties style:use-window-font-color="true" style:text-underline-style="solid" style:text-underline-width="auto" style:text-underline-color="font-color"/>
    </style:style>
    <style:style style:name="P106"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7" style:family="paragraph" style:parent-style-name="Text_20_body" style:list-style-name="L4">
      <style:text-properties style:use-window-font-color="true"/>
    </style:style>
    <style:style style:name="P108" style:family="paragraph" style:parent-style-name="Text_20_body" style:list-style-name="L5">
      <style:text-properties style:use-window-font-color="true"/>
    </style:style>
    <style:style style:name="P109" style:family="paragraph" style:parent-style-name="Text_20_body" style:list-style-name="диалог">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normal" style:font-weight-asian="normal" style:font-weight-complex="normal"/>
    </style:style>
    <style:style style:name="P111" style:family="paragraph" style:parent-style-name="Text_20_body" style:list-style-name="List_20_1">
      <style:text-properties style:use-window-font-color="true" fo:font-weight="bold" style:font-weight-asian="bold" style:font-weight-complex="bold"/>
    </style:style>
    <style:style style:name="P112"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3" style:family="paragraph" style:parent-style-name="Text_20_body" style:list-style-name="диалог"/>
    <style:style style:name="P114" style:family="paragraph" style:parent-style-name="Text_20_body" style:list-style-name="список_20_перечисление"/>
    <style:style style:name="P115" style:family="paragraph" style:parent-style-name="Text_20_body" style:list-style-name="L2">
      <style:paragraph-properties fo:text-align="justify" style:justify-single-word="false"/>
    </style:style>
    <style:style style:name="P116" style:family="paragraph" style:parent-style-name="Text_20_body" style:list-style-name="диалог">
      <style:paragraph-properties fo:text-align="justify" style:justify-single-word="false"/>
    </style:style>
    <style:style style:name="P117" style:family="paragraph" style:parent-style-name="Text_20_body">
      <style:text-properties fo:language="ru" fo:country="RU" fo:font-style="normal" style:font-style-asian="normal" style:font-style-complex="normal"/>
    </style:style>
    <style:style style:name="P118" style:family="paragraph" style:parent-style-name="Text_20_body" style:list-style-name="диалог">
      <style:text-properties fo:language="ru" fo:country="RU" fo:font-style="normal" style:font-style-asian="normal" style:font-style-complex="normal"/>
    </style:style>
    <style:style style:name="P11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1" style:family="paragraph" style:parent-style-name="Text_20_body" style:list-style-name="List_20_2">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fo:font-weight="normal" style:font-weight-asian="normal" style:font-weight-complex="normal"/>
    </style:style>
    <style:style style:name="P123" style:family="paragraph" style:parent-style-name="Text_20_body" style:list-style-name="List_20_4">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list-style-name="List_20_4">
      <style:text-properties fo:language="ru" fo:country="RU" fo:font-weight="bold" style:font-weight-asian="bold" style:font-weight-complex="bold"/>
    </style:style>
    <style:style style:name="P126" style:family="paragraph" style:parent-style-name="Text_20_body" style:list-style-name="List_20_5">
      <style:text-properties fo:language="ru" fo:country="RU"/>
    </style:style>
    <style:style style:name="P127" style:family="paragraph" style:parent-style-name="Text_20_body" style:list-style-name="List_20_2"/>
    <style:style style:name="P128" style:family="paragraph" style:parent-style-name="Text_20_body" style:list-style-name="List_20_2">
      <style:text-properties fo:font-weight="bold" style:font-weight-asian="bold" style:font-weight-complex="bold"/>
    </style:style>
    <style:style style:name="P129" style:family="paragraph" style:parent-style-name="Text_20_body" style:list-style-name="List_20_1">
      <style:text-properties fo:font-weight="bold" style:font-weight-asian="bold" style:font-weight-complex="bold"/>
    </style:style>
    <style:style style:name="P130" style:family="paragraph" style:parent-style-name="Text_20_body" style:list-style-name="List_20_2">
      <style:text-properties fo:font-weight="normal" style:font-weight-asian="normal" style:font-weight-complex="normal"/>
    </style:style>
    <style:style style:name="P131" style:family="paragraph" style:parent-style-name="Text_20_body" style:list-style-name="List_20_3">
      <style:text-properties fo:font-weight="normal" style:font-weight-asian="normal" style:font-weight-complex="normal"/>
    </style:style>
    <style:style style:name="P132" style:family="paragraph" style:parent-style-name="Text_20_body" style:list-style-name="List_20_1">
      <style:text-properties fo:font-weight="normal" style:font-weight-asian="normal" style:font-weight-complex="normal"/>
    </style:style>
    <style:style style:name="P133" style:family="paragraph" style:parent-style-name="Text_20_body" style:list-style-name="List_20_3"/>
    <style:style style:name="P134" style:family="paragraph" style:parent-style-name="Text_20_body" style:list-style-name="List_20_4"/>
    <style:style style:name="P135" style:family="paragraph" style:parent-style-name="Text_20_body" style:list-style-name="List_20_5">
      <style:text-properties fo:font-style="italic" style:font-style-asian="italic" style:font-style-complex="italic"/>
    </style:style>
    <style:style style:name="P136" style:family="paragraph" style:parent-style-name="Text_20_body" style:list-style-name="L4"/>
    <style:style style:name="P137" style:family="paragraph" style:parent-style-name="Text_20_body" style:list-style-name="L5"/>
    <style:style style:name="P138"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9"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40" style:family="paragraph" style:parent-style-name="Text_20_body">
      <style:text-properties fo:color="#ff3333" fo:font-style="normal" style:font-style-asian="normal" style:font-style-complex="normal"/>
    </style:style>
    <style:style style:name="P141" style:family="paragraph" style:parent-style-name="Text_20_body">
      <style:text-properties fo:color="#ff6600"/>
    </style:style>
    <style:style style:name="P142" style:family="paragraph" style:parent-style-name="Text_20_body" style:list-style-name="диалог">
      <style:paragraph-properties fo:margin-left="0cm" fo:margin-right="0cm" fo:text-indent="0cm" style:auto-text-indent="false"/>
      <style:text-properties style:use-window-font-color="true"/>
    </style:style>
    <style:style style:name="P143"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4"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145"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6"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7" style:family="paragraph" style:parent-style-name="Text_20_body">
      <style:paragraph-properties fo:margin-top="0cm" fo:margin-bottom="0.199cm" fo:text-align="justify" style:justify-single-word="false" style:shadow="none"/>
    </style:style>
    <style:style style:name="P14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style>
    <style:style style:name="P14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5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5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en" fo:country="US"/>
    </style:style>
    <style:style style:name="T43" style:family="text">
      <style:text-properties style:use-window-font-color="true" fo:language="uk" fo:country="UA"/>
    </style:style>
    <style:style style:name="T44" style:family="text">
      <style:text-properties style:use-window-font-color="true" fo:language="uk" fo:country="UA" fo:font-style="normal" style:font-style-asian="normal" style:font-style-complex="normal"/>
    </style:style>
    <style:style style:name="T45" style:family="text">
      <style:text-properties fo:language="en" fo:country="US"/>
    </style:style>
    <style:style style:name="T46" style:family="text">
      <style:text-properties fo:language="en" fo:country="US" fo:font-style="italic" style:font-style-asian="italic" style:font-style-complex="italic"/>
    </style:style>
    <style:style style:name="T47" style:family="text">
      <style:text-properties fo:language="en" fo:country="US" fo:font-style="italic" fo:font-weight="normal" style:font-style-asian="italic" style:font-weight-asian="normal" style:font-style-complex="italic" style:font-weight-complex="normal"/>
    </style:style>
    <style:style style:name="T48" style:family="text">
      <style:text-properties fo:language="en" fo:country="US" fo:font-style="normal" fo:font-weight="normal" style:font-style-asian="normal" style:font-weight-asian="normal" style:font-style-complex="normal" style:font-weight-complex="normal"/>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bold" style:font-weight-asian="bold" style:font-weight-complex="bold"/>
    </style:style>
    <style:style style:name="T51" style:family="text">
      <style:text-properties fo:font-variant="normal" fo:text-transform="none" style:use-window-font-color="true" style:text-line-through-style="none" style:font-name="Verdana7"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2"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3" style:family="text">
      <style:text-properties fo:font-variant="normal" fo:text-transform="none" style:use-window-font-color="true" style:font-name="Verdana7" fo:font-size="11pt" fo:letter-spacing="normal" fo:font-style="italic" fo:background-color="#ffffff" style:font-size-asian="11pt" style:font-style-asian="italic" style:font-size-complex="11pt" style:font-style-complex="italic"/>
    </style:style>
    <style:style style:name="T54"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5" style:family="text">
      <style:text-properties fo:color="#ff3333"/>
    </style:style>
    <style:style style:name="T56" style:family="text">
      <style:text-properties fo:color="#ff3333" fo:language="ru" fo:country="RU" fo:font-style="normal" fo:font-weight="normal" style:font-style-asian="normal" style:font-weight-asian="normal" style:font-style-complex="normal" style:font-weight-complex="normal"/>
    </style:style>
    <style:style style:name="T57" style:family="text">
      <style:text-properties fo:color="#ff3333" fo:font-style="normal" fo:font-weight="normal" style:font-style-asian="normal" style:font-weight-asian="normal" style:font-style-complex="normal" style:font-weight-complex="normal"/>
    </style:style>
    <style:style style:name="T58" style:family="text">
      <style:text-properties fo:color="#ff3333" fo:language="en" fo:country="US" fo:font-style="normal" fo:font-weight="normal" style:font-style-asian="normal" style:font-weight-asian="normal" style:font-style-complex="normal" style:font-weight-complex="normal"/>
    </style:style>
    <style:style style:name="T59" style:family="text">
      <style:text-properties fo:language="uk" fo:country="UA"/>
    </style:style>
    <style:style style:name="T60" style:family="text">
      <style:text-properties fo:language="uk" fo:country="UA" fo:font-style="normal" style:font-style-asian="normal" style:font-style-complex="normal"/>
    </style:style>
    <style:style style:name="T61" style:family="text">
      <style:text-properties fo:language="uk" fo:country="UA" fo:font-style="normal" fo:font-weight="normal" style:font-style-asian="normal" style:font-weight-asian="normal" style:font-style-complex="normal" style:font-weight-complex="normal"/>
    </style:style>
    <style:style style:name="T62" style:family="text">
      <style:text-properties fo:background-color="#ffffff"/>
    </style:style>
    <style:style style:name="T63" style:family="text">
      <style:text-properties fo:background-color="transparent"/>
    </style:style>
    <style:style style:name="T64" style:family="text">
      <style:text-properties style:font-name="Verdana5" fo:font-size="8pt" fo:font-style="italic" style:font-size-asian="8pt" style:font-style-asian="italic" style:font-size-complex="8pt" style:font-style-complex="italic"/>
    </style:style>
    <style:style style:name="T65" style:family="text">
      <style:text-properties style:font-name="Verdana6"/>
    </style:style>
    <style:style style:name="T66" style:family="text">
      <style:text-properties style:text-line-through-style="solid" fo:font-style="normal" style:text-underline-style="none" style:font-style-asian="normal" style:font-style-complex="normal"/>
    </style:style>
    <style:style style:name="T67" style:family="text">
      <style:text-properties style:text-line-through-style="none" fo:font-style="normal" style:text-underline-style="none" style:font-style-asian="normal" style:font-style-complex="normal"/>
    </style:style>
    <style:style style:name="T68"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7">или</text:p>
      <text:p text:style-name="P67">мемуары о манипуляторе</text:p>
      <text:h text:style-name="P78"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3">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3">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3">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3">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3">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3">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3">Согласны ли вы со следующими утверждениями?</text:p>
      <text:list xml:id="list7569765505993483564"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3">Если вы согласны хотя бы с несколькими из этих утверждений, мне жаль — вы попали в клуб жертв манипулятора.</text:p>
      <text:p text:style-name="P48"><text:soft-page-break/>* * *</text:p>
      <text:p text:style-name="P1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3">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3">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3">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7386836686021844070" text:style-name="диалог">
        <text:list-item>
          <text:p text:style-name="P88">Ты переживаешь напрасно!</text:p>
        </text:list-item>
      </text:list>
      <text:p text:style-name="P13"><text:soft-page-break/>Или:</text:p>
      <text:list xml:id="list37288837" text:continue-numbering="true" text:style-name="диалог">
        <text:list-item>
          <text:p text:style-name="P88">Тебе нужно просто успокоиться!</text:p>
        </text:list-item>
      </text:list>
      <text:p text:style-name="P13">А если ваши отношения уже закончились, то вы, скорее всего, в отчаянии, но слышите:</text:p>
      <text:list xml:id="list37263274" text:continue-numbering="true" text:style-name="диалог">
        <text:list-item>
          <text:p text:style-name="P88">Тебе нужно просто отпустить и забыть.</text:p>
        </text:list-item>
      </text:list>
      <text:p text:style-name="P13">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3">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6"><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3">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6">de —</text:span><text:span text:style-name="T15"> отсутствие, от фр. </text:span><text:span text:style-name="T46">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В<text:span text:style-name="T62">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1">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2">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2">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2"><text:soft-page-break/>По сути, разница в поведении психа и психопата лежит в понятии <office:annotation office:name="__Annotation__11825_1188893767"><dc:creator>Яна </dc:creator><dc:date>2018-02-21T14:32:26.06</dc:date><text:p text:style-name="P151"><text:span text:style-name="T68">эмпатия</text:span></text:p><text:p text:style-name="P151"><text:span text:style-name="T68">эмпатии</text:span></text:p><text:p text:style-name="P151"><text:span text:style-name="T68">«эмпатия»</text:span></text:p></office:annotation>«Э<text:span text:style-name="T63">мпатия»</text:span><office:annotation-end office:name="__Annotation__11825_1188893767"/>. </text:p>
      <text:p text:style-name="P26"><text:span text:style-name="T38">Эмпатия (</text:span><text:span text:style-name="T31">от </text:span><text:a xlink:type="simple" xlink:href="https://ru.wikipedia.org/wiki/Греческий_язык" text:style-name="Internet_20_link" text:visited-style-name="Visited_20_Internet_20_Link"><text:span text:style-name="T51">греч.</text:span></text:a><text:span text:style-name="T52"> </text:span><text:span text:style-name="T51">empatheia</text:span><text:span text:style-name="T53">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2">Существует несколько видов эмпатии:</text:p>
      <text:list xml:id="list3452613398413379933"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2">Прародитель понятия <office:annotation office:name="__Annotation__11826_1188893767"><dc:creator>Яна </dc:creator><dc:date>2018-02-21T14:33:04.06</dc:date><text:p text:style-name="P151"><text:span text:style-name="T68">«психоанализ»</text:span></text:p><text:p text:style-name="P151"><text:span text:style-name="T68">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2"/>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2">С точки зрения психологии способность к эмпатии считается нормой.</text:p>
      <text:p text:style-name="P12">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2">Для того, чтобы в полной мере понять различие между психом и психопатом, я приведу пару чисто гипотетических примеров:</text:p>
      <text:p text:style-name="P12">Псих: Я совершил этот поступок потому, что Дарт Вейдер так сказал мне!</text:p>
      <text:p text:style-name="P12">Психопат: Я совершил этот поступок потому, что мне нужны были деньги! Что мне было еще делать?!</text:p>
      <text:p text:style-name="P12">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2">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3">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6">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6"><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3">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285469"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126573762910135560" text:style-name="L2">
        <text:list-header>
          <text:p text:style-name="P115"><text:span text:style-name="Default_20_Paragraph_20_Font"><text:span text:style-name="T29"/></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3">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07</dc:date><text:p><text:span text:style-name="T68">«расстройство личности»</text:span></text:p><text:p><text:span text:style-name="T68">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3"><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3">Это моя история.</text:p>
      <text:p text:style-name="P13">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3">Для начала я попробую описать себя.</text:p>
      <text:p text:style-name="P13">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3">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3">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3">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3"><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3">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3">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5">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3">Верю в людей. Раньше это еще было доверие людям, но я и это переросла...</text:p>
      <text:p text:style-name="P13">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3">Я убеждена, что человек всегда, что бы ни случилось, должен оставаться человеком!</text:p>
      <text:p text:style-name="P13"><text:soft-page-break/>Коротко, но далеко не все.</text:p>
      <text:p text:style-name="P48">* * *</text:p>
      <text:p text:style-name="P13">А теперь давайте разберем «портрет» жертвы.</text:p>
      <text:p text:style-name="P1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3">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3">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3">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3">Приведу пример психопатии из истории, дабы у скептиков было меньше комментариев вроде:</text:p>
      <text:list xml:id="list37290078" text:continue-list="list37263274"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3">Вот отрывок из книги о лагерях смерти А. Чернявской «Психология господства и подчинения: Хрестоматия»:</text:p>
      <text:p text:style-name="P13"/>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9"/></text:span></text:p>
      <text:p text:style-name="P26"><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text:span><text:span text:style-name="T30">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3">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3">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3">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3"/>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3"><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3">К слову, сидя в суде и слушая обвинительный приговор за преступления против человечества, Эйхман улыбался.</text:p>
      <text:p text:style-name="P13">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3">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8">* * *</text:p>
      <text:p text:style-name="P1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3">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3"><text:soft-page-break/>Позже эта техника получила название «Нога в дверях» и до сих пор используется в бизнесе.</text:p>
      <text:p text:style-name="P13">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3">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3">Попробую привести пример.</text:p>
      <text:p text:style-name="P26"><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3">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3">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3">Существует два типа когнитивной структуры, каждый из которых описывает состояние человека:</text:p>
      <text:list xml:id="list37290458" text:continue-list="list37285469"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3">Итак, подошло время заканчивать это затянувшееся вступление и переходить к делу. Поехали.</text:p>
      <text:p text:style-name="P13">Давным давно жили были...</text:p>
      <text:h text:style-name="P79" text:outline-level="1"><text:s/>Часть 1. <text:line-break/>Воспоминания</text:h>
      <text:p text:style-name="P64"/>
      <text:h text:style-name="P75" text:outline-level="2"><text:s/><text:bookmark-start text:name="Glava_1__Eto_ieshchie_nie_koniets"/>Глава 1. <text:line-break/>Это еще не конец</text:h>
      <text:p text:style-name="P13"><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3">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3">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3">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3">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3">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3">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3">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3">Оно здесь, со мной, внутри меня, никуда не уходит и дарит спокойствие. Это было волшебно.</text:p>
      <text:p text:style-name="P13">Так я влюбилась.</text:p>
      <text:h text:style-name="P75"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3">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3">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3">Так я и жила. Веселилась никому не в ущерб. И была счастлива.</text:p>
      <text:list xml:id="list37267955" text:continue-list="list37290078" text:style-name="диалог">
        <text:list-item>
          <text:p text:style-name="P88">У меня д<text:span text:style-name="T2">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286722" text:continue-numbering="true" text:style-name="диалог">
        <text:list-item>
          <text:p text:style-name="P88">Будешь много думать — сойдешь с ума...</text:p>
        </text:list-item>
      </text:list>
      <text:p text:style-name="P13">Но я постоянно думала. И сходила с ума. Блин, как она была права!</text:p>
      <text:p text:style-name="P13">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3">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3">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3"><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3">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 * *</text:p>
      <text:p text:style-name="P13">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3">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3">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3">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3"><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3">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3">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3"><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3">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3">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3"><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3">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 * *</text:p>
      <text:p text:style-name="P13">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7272832" text:continue-numbering="true" text:style-name="диалог">
        <text:list-item>
          <text:p text:style-name="P88">А почему бы тебе с ним не попробовать? Хороший парень...</text:p>
        </text:list-item>
      </text:list>
      <text:p text:style-name="P1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7285760"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3">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3">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3">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3">Я думала: «Как так? Такой парень — просто сказка! За что же его пилить-то?!»</text:p>
      <text:p text:style-name="P13">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3">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3">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3">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3"><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6"><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3">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3">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3">Это уже была осень. Я не просто так уточняю временные промежутки. Это важно. Итак, они расстались.</text:p>
      <text:p text:style-name="P48"><text:soft-page-break/>* * *</text:p>
      <text:p text:style-name="P1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7283531"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3">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6"><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6"><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oft-page-break/><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3">— Хорошо, что между нами ничего не было...</text:p>
      <text:p text:style-name="P26"><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5" text:outline-level="2"><text:s/><text:bookmark-start text:name="Glava_3__Ostaniesh_sia_"/>Глава 3. <text:line-break/>Останешься?<text:bookmark-end text:name="Glava_3__Ostaniesh_sia_"/></text:h>
      <text:p text:style-name="P13">Поздним весенним вечером зазвонил телефон. Новое сообщение:</text:p>
      <text:list xml:id="list37280443"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7265141"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3">Как романтично!</text:p>
      <text:p text:style-name="P13">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3">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3">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3">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7267931" text:continue-numbering="true" text:style-name="диалог">
        <text:list-item>
          <text:p text:style-name="P88">Останешься?</text:p>
        </text:list-item>
        <text:list-item>
          <text:p text:style-name="P88">Останусь. — ответила я.</text:p>
        </text:list-item>
      </text:list>
      <text:p text:style-name="P1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6"><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3">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3">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6"><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6"><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3"><text:soft-page-break/>Меня никто не звал — я сама. То, что он мне задал вопрос именно в такой формулировке свидетельствует о том, что он просто «умыл руки».</text:p>
      <text:p text:style-name="P13">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3">И да, оргазма не было.</text:p>
      <text:h text:style-name="P75" text:outline-level="2"><text:s/><text:bookmark-start text:name="Glava_4__Zachiem_platit__bol_shie_"/>Глава 4. <text:line-break/>Зачем платить больше?<text:bookmark-end text:name="Glava_4__Zachiem_platit__bol_shie_"/></text:h>
      <text:p text:style-name="P13">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5">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6"><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0">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не уверена, что это было взаимно.</text:span></text:p>
      <text:p text:style-name="P26"><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7264231"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3">Мама очень удивилась, ведь в ее молодости кавалер всегда приходил на свидание, как минимум с цветами и конфетами.</text:p>
      <text:p text:style-name="Subtitle">* * *</text:p>
      <text:p text:style-name="P13">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3">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3">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3">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3">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3">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5">Domestos'</text:span><text:span text:style-name="T14">а</text:span><text:span text:style-name="T45">.</text:span></text:p>
      <text:p text:style-name="P13">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6">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3">В общем, вся эта картина –<text:span text:style-name="T45">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3">Первое время все было хорошо. Обнимая меня он часто говорил:</text:p>
      <text:list xml:id="list37291330" text:continue-numbering="true" text:style-name="диалог">
        <text:list-item>
          <text:p text:style-name="P88">Блин, Каминская, я не могу поверить, что это ты!</text:p>
        </text:list-item>
      </text:list>
      <text:p text:style-name="P13">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3">Я продолжала <text:span text:style-name="T2">принимать решения</text:span> и строила отношения, не подозревая, какая будет «благодарность».</text:p>
      <text:p text:style-name="P1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3"><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3">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3">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75"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5">Автор неизвестен</text:p>
      <text:p text:style-name="P13">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3">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285034" text:continue-numbering="true" text:style-name="диалог">
        <text:list-item>
          <text:p text:style-name="P88">Мы же живем вместе, что тебе еще надо?!</text:p>
        </text:list-item>
      </text:list>
      <text:p text:style-name="P13"><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3">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3">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3">На свой вопрос «почему?» он искал ответы не в той области.</text:p>
      <text:p text:style-name="P13">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3">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3">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283391" text:continue-numbering="true" text:style-name="диалог">
        <text:list-item>
          <text:p text:style-name="P88">Ты же знаешь — я интроверт. Давай потом.</text:p>
        </text:list-item>
      </text:list>
      <text:p text:style-name="P48">* * *</text:p>
      <text:p text:style-name="P1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3">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3">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3">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3">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3">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3">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6"><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3">К слову, в последствии, я еще пару раз ловила его за этим увлекательным делом...</text:p>
      <text:p text:style-name="P26"><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6"><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6"><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7277209"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3">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6"><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3">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6"><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3">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3">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3">Защитник, воин и — самец! Удовлетворяя свою женщину, мужчина чувствует свою силу, свое мужское начало, что удовлетворяет и его самого.</text:p>
      <text:p text:style-name="P13">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3">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3">Так мы и жили. Я хотела его потому, что любила и мне его было слишком мало. А он хотел побыть один, потому что:</text:p>
      <text:list xml:id="list37268728" text:continue-numbering="true" text:style-name="диалог">
        <text:list-item>
          <text:p text:style-name="P88">Мы же живем вместе, что тебе еще надо?!</text:p>
        </text:list-item>
      </text:list>
      <text:p text:style-name="P13">Или:</text:p>
      <text:list xml:id="list37277837" text:continue-numbering="true" text:style-name="диалог">
        <text:list-item>
          <text:p text:style-name="P88">Ты же знаешь - я интроверт.</text:p>
        </text:list-item>
      </text:list>
      <text:p text:style-name="P13">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3"><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3">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3">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3">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3">А ведь я все еще не понимала, что происходит!</text:p>
      <text:p text:style-name="P13">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6"><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3">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3"><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3">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3">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3">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3">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3">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6"><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6"><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3">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3">Психология говорит, что манера широко шагать свойственна экстравертам.</text:p>
      <text:p text:style-name="P1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3">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3">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6"><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6"><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6"><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3">Мы выбираем сами, как нам реагировать, и эта реакция основывается как раз на ряде убеждений и принципов, которые и формируют наши характеры.</text:p>
      <text:p text:style-name="P13">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6"><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3">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3">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3">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3">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3">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3">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3">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3">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3">В ходе разговора я получала свое «заслуженное»:</text:p>
      <text:list xml:id="list37280492" text:continue-numbering="true" text:style-name="диалог">
        <text:list-item>
          <text:p text:style-name="P88">Что ты выдумываешь?</text:p>
        </text:list-item>
      </text:list>
      <text:p text:style-name="P13"><text:soft-page-break/>Или:</text:p>
      <text:list xml:id="list37288817" text:continue-numbering="true" text:style-name="диалог">
        <text:list-item>
          <text:p text:style-name="P88">Ты поражаешь меня своей иррациональностью!</text:p>
        </text:list-item>
      </text:list>
      <text:p text:style-name="P13">И я шла в угол зализывать свои ранки и думать, как сделать так, чтоб теперь за эту иррациональность простили.</text:p>
      <text:p text:style-name="P1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3">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3">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3">Проведем параллель.</text:p>
      <text:p text:style-name="P6">Немногословность.</text:p>
      <text:p text:style-name="P13">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3">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3">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3">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3">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3"><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3">Цель: стать качком.</text:p>
      <text:p text:style-name="P13">Действия: покупка абонемента и дорогой брендовой спортивной сумки (стоимостью, как годовой абонемент).</text:p>
      <text:p text:style-name="P13">Достижение: спортивная сумка превратилась в дорожную, годовой абонемент использовался лишь в течении месяца.</text:p>
      <text:p text:style-name="P13">Цель: стать водителем байка.</text:p>
      <text:p text:style-name="P13">Действия: ходил на курсы по вождению.</text:p>
      <text:p text:style-name="P13">Достижение: курсы не закончил.</text:p>
      <text:p text:style-name="P13">Этот список можно продолжить, но зачем, когда итак все ясно?</text:p>
      <text:p text:style-name="P6">Самоанализ.</text:p>
      <text:p text:style-name="P1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3">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3">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3">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3"><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3"/>
      <text:p text:style-name="P57">«Большинство людей не видят ловушки, в которой находятся.»</text:p>
      <text:p text:style-name="P46">Роберт Кийосаки</text:p>
      <text:p text:style-name="P46"/>
      <text:p text:style-name="P13">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7273145" text:continue-numbering="true" text:style-name="диалог">
        <text:list-item>
          <text:p text:style-name="P88">Не мешай мне жить, женщина! — якобы в шутку, часто говорил он.</text:p>
        </text:list-item>
      </text:list>
      <text:p text:style-name="P13">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3">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3">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3">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7265243" text:continue-numbering="true" text:style-name="диалог">
        <text:list-item>
          <text:p text:style-name="P88">Погуляй без меня. — говорил он.</text:p>
        </text:list-item>
      </text:list>
      <text:p text:style-name="P13">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3"><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3">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3">И что мы видим? Снова противоречие: «Почему ты не можешь провести время без меня!?» / «Как ты могла оставить меня одного!?»</text:p>
      <text:p text:style-name="P13">Но, на самом, деле ему нужно было:</text:p>
      <text:list xml:id="list37289024" text:continue-list="list37290458"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3">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3">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3">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3">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5"> </text:span>Так что нет. Я склонна полагать, что я была ему нужна.</text:p>
      <text:p text:style-name="P13"><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3">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3">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3">Такие прекрасные здоровые отношения!</text:p>
      <text:h text:style-name="P75" text:outline-level="2"><text:s/><text:bookmark-start text:name="Glava_6__Straziki"/>Глава 6. <text:line-break/>Стразики<text:bookmark-end text:name="Glava_6__Straziki"/></text:h>
      <text:p text:style-name="P13">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3">Меня начали менять. Менять под себя.</text:p>
      <text:p text:style-name="P13">Не нравится? А никто не спрашивает! Вещь на то и вещь, чтоб ею пользовались и настраивали под себя. А ведь он любит копаться в настройках.</text:p>
      <text:p text:style-name="P13">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3"><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3">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3">«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3">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3"><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3">Таким образом он обеспечил себе мою зависимость от его мнения, и, как следствие, подготовил почву для новых манипуляций.</text:p>
      <text:p text:style-name="P13">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3">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3">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3">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7269159" text:continue-list="list37265243" text:style-name="диалог">
        <text:list-item>
          <text:p text:style-name="P88">О боже! Что это?!</text:p>
        </text:list-item>
      </text:list>
      <text:p text:style-name="P13">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7265008" text:continue-numbering="true" text:style-name="диалог">
        <text:list-item>
          <text:p text:style-name="P88">Уже лучше.</text:p>
        </text:list-item>
        <text:list-item>
          <text:p text:style-name="P88">Ну это уже куда не шло!..</text:p>
        </text:list-item>
      </text:list>
      <text:p text:style-name="P13">Или:</text:p>
      <text:list xml:id="list37278621" text:continue-numbering="true" text:style-name="диалог">
        <text:list-item>
          <text:p text:style-name="P88">Нормально.</text:p>
        </text:list-item>
      </text:list>
      <text:p text:style-name="P13">Соответственно, я чувствовала себя неуютно на протяжении всего вечера и не могла в полной мере расслабиться.</text:p>
      <text:p text:style-name="P13"><text:soft-page-break/>Помните, я выше писала про «Эксперимент пошаговых действий»? Вот он во всей своей красе и неоспоримости! И продолжение следует.</text:p>
      <text:p text:style-name="P13">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3">Одновременно с попытками изменить манеру моего поведения, мой стиль и мои мысли, в ход пошел круг друзей. Моих друзей.</text:p>
      <text:p text:style-name="P13">Постепенно он стал намекать, что мои друзья неинтересные и с ними не о чем поговорить. Начали проскакивать вопросы типа:</text:p>
      <text:list xml:id="list37263914" text:continue-numbering="true" text:style-name="диалог">
        <text:list-item>
          <text:p text:style-name="P88">Почему ты с ними общаешься?</text:p>
        </text:list-item>
      </text:list>
      <text:p text:style-name="P13">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3">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6"><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3">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3">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7288245"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3">Хочу отметить, что речь не шла о том, чтобы пригласить моих друзей.</text:p>
      <text:p text:style-name="P13"/>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6"><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3">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3">Забота: «Я хочу, чтобы всем было хорошо».</text:p>
      <text:p text:style-name="P13">Осуждение: «Ты хочешь сделать всем плохо».</text:p>
      <text:p text:style-name="P13">Запрет: «Не приглашай своих друзей».</text:p>
      <text:p text:style-name="P13">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3">Подтекстом также может являться мимика, жесты, поза или интонация.</text:p>
      <text:p text:style-name="P13"><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3">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3">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3"><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3">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3">Харриет Брейкер идентифицировала этот способ манипулирования, как «положительное подкрепление». К нему относится:</text:p>
      <text:list xml:id="list37279021" text:continue-list="list37289024"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3">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3">Несомненно, этот способ является самым быстрым для достижения желаемого результата.</text:p>
      <text:p text:style-name="P48">* * *</text:p>
      <text:p text:style-name="P13">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3">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3">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3"><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3">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5"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5">Автор неизвестен</text:p>
      <text:p text:style-name="P1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3">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7282418" text:continue-list="list37288245"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3">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3">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3">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3"><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3">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3">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3">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3">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3">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3">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3">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3">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3">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3">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3">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286371" text:continue-numbering="true" text:style-name="диалог">
        <text:list-item>
          <text:p text:style-name="P88">Мне так было бы приятно, если бы ты сегодня приготовил ужин...</text:p>
        </text:list-item>
      </text:list>
      <text:p text:style-name="P13"><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3">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3">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3">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3">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3">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293521" text:continue-numbering="true" text:style-name="диалог">
        <text:list-item>
          <text:p text:style-name="P88">Хорошо, что в то время он работал тоже удаленно и был всегда дома, — думала я!</text:p>
        </text:list-item>
      </text:list>
      <text:p text:style-name="P13">И вот лежу я в постели и страдаю. А мой парень, внимание — просто прекращает со мной разговаривать!</text:p>
      <text:p text:style-name="P13">Он не был злым, или обиженным. Он не был растерян или сильно занят. Он. Просто. Перестал. Со мной. Разговаривать.</text:p>
      <text:p text:style-name="P13">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3"><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3">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3">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6"><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3">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3">Он знал. Конечно, он знал, на то он и манипулятор, что я буду верна ему. Что я<text:span text:style-name="T55">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3">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3">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3">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3">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3">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3">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3"><text:soft-page-break/>Я забыла, что я не сверх-человек. И гнобила себя за то, что им не являюсь.</text:p>
      <text:p text:style-name="P1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6"><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3">Чувство ущербности, которое переполняло меня, настолько обострилось, что я просто начала себя ненавидеть. Сейчас я была беспомощнее некуда.</text:p>
      <text:p text:style-name="P1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3">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3">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3">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3">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3">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3"/>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3">Итак, я с рюкзачком каждый вечер ковыляла до магазина, брала себе каких-то сосисок, потому что голодная, пива, чтоб уснуть, и сигарет.</text:p>
      <text:p text:style-name="P13">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7276540" text:continue-numbering="true" text:style-name="диалог">
        <text:list-item>
          <text:p text:style-name="P88"><text:soft-page-break/>Хм... Как бы так сделать, чтоб ей стало еще хуже?..</text:p>
        </text:list-item>
      </text:list>
      <text:p text:style-name="P13">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3">Он спокойно смотрел, как я одеваюсь и ковыляю в магазин, изображая полное безразличие. Хотя нет — безразличие ему изображать не приходится.</text:p>
      <text:p text:style-name="P13">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3">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7277071" text:continue-numbering="true" text:style-name="диалог">
        <text:list-item>
          <text:p text:style-name="P88">Я еду! — сказала она и приехала.</text:p>
        </text:list-item>
      </text:list>
      <text:p text:style-name="P13"><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3">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3">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3">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3">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3">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3">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3"><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3">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3">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3">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3">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3"><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7291992" text:continue-numbering="true" text:style-name="диалог">
        <text:list-item>
          <text:p text:style-name="P88">Где ты? Вернись! Почему ты ушла? Что случилось???</text:p>
        </text:list-item>
      </text:list>
      <text:p text:style-name="P13">Заботливый хозяин кинул очередную кость, и я вернулась. Дура.</text:p>
      <text:p text:style-name="P13">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7290611"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3">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6"><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3"><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3">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3">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6"><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5" text:outline-level="2"><text:s/><text:bookmark-start text:name="Glava_8__Sama__kotik"/>Глава 8. <text:line-break/>Сама, котик<text:bookmark-end text:name="Glava_8__Sama__kotik"/></text:h>
      <text:p text:style-name="P1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3">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3">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3">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3">«Я желаю тебе добра».</text:p>
      <text:p text:style-name="P13">«Для тебя так будет лучше».</text:p>
      <text:p text:style-name="P1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3">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7262704" text:continue-numbering="true" text:style-name="диалог">
        <text:list-item>
          <text:p text:style-name="P88">Я вчера ходил в кино.</text:p>
        </text:list-item>
      </text:list>
      <text:p text:style-name="P13">Мы едем в за город отдыхать, он скажет:</text:p>
      <text:list xml:id="list37262978" text:continue-numbering="true" text:style-name="диалог">
        <text:list-item>
          <text:p text:style-name="P88">Я еду...</text:p>
        </text:list-item>
      </text:list>
      <text:p text:style-name="P26"><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6"><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6"><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3">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281259"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3">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3">И через минуту обнять меня и сказать:</text:p>
      <text:list xml:id="list37289426" text:continue-numbering="true" text:style-name="диалог">
        <text:list-item>
          <text:p text:style-name="P88">Котик, ты у меня такая охуенная!</text:p>
        </text:list-item>
      </text:list>
      <text:p text:style-name="P13">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3">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3">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3">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3">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3">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288447" text:continue-numbering="true" text:style-name="диалог">
        <text:list-item>
          <text:p text:style-name="P88">Ого, ты что, предложение делаешь?!</text:p>
        </text:list-item>
      </text:list>
      <text:p text:style-name="P13"><text:soft-page-break/>Милый засмеялся и ответил:</text:p>
      <text:list xml:id="list37287742" text:continue-numbering="true" text:style-name="диалог">
        <text:list-item>
          <text:p text:style-name="P116"><text:span text:style-name="_30__20_Text"><text:span text:style-name="T25">Конечно</text:span></text:span><text:span text:style-name="T25"> нет! Мы тут запутались...</text:span></text:p>
        </text:list-item>
      </text:list>
      <text:p text:style-name="P1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3">Часто его просьбы были провокацией и сопровождались:</text:p>
      <text:list xml:id="list37280216" text:continue-numbering="true" text:style-name="диалог">
        <text:list-item>
          <text:p text:style-name="P88">Слабо? Ты сможешь!</text:p>
        </text:list-item>
      </text:list>
      <text:p text:style-name="P26"><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3">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3">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3"><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3">Кстати, родители, хотите покалечить ребенку психику — говорите ему почаще: «Я думал, ты справишься...»</text:p>
      <text:p text:style-name="P13">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3">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3">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6"><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3">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3">Будьте готовы заплатить за такую «доброту» собой. Именно себя вы лишитесь, возможно, раз и навсегда, если не начнете действовать.</text:p>
      <text:p text:style-name="P13">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3">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278710"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3">Или его коронное:</text:p>
      <text:list xml:id="list37268754" text:continue-numbering="true" text:style-name="диалог">
        <text:list-item>
          <text:p text:style-name="P88">Давай, но без меня...</text:p>
        </text:list-item>
      </text:list>
      <text:p text:style-name="P13">Не говоря уже о разных бытовых штуках, и плевать, мужская это работа по дому или женская. Это всегда «сама».</text:p>
      <text:p text:style-name="P13">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290964" text:continue-numbering="true" text:style-name="диалог">
        <text:list-item>
          <text:p text:style-name="P88">Ты что, сама не доедешь? Я тебе такси вызову...</text:p>
        </text:list-item>
      </text:list>
      <text:p text:style-name="P13">Он был не на работе. Он вызвал мне машину и остался дома играть по сети с друзьями!</text:p>
      <text:p text:style-name="P13">А как дойти до такси?!</text:p>
      <text:p text:style-name="P13">Как выйти из такси?</text:p>
      <text:p text:style-name="P13">Дойти до входа в больницу?!</text:p>
      <text:p text:style-name="P13">Дойти до регистратуры?!</text:p>
      <text:p text:style-name="P13">Найти кабинет врача?!</text:p>
      <text:p text:style-name="P13">Дойти до рентген-кабинета?!</text:p>
      <text:p text:style-name="P13">Обратно к врачу?!</text:p>
      <text:p text:style-name="P13">До такси?!</text:p>
      <text:p text:style-name="P13">До квартиры?!</text:p>
      <text:p text:style-name="P13">Учитывая ступеньки, двери?!..</text:p>
      <text:p text:style-name="P13">Это же нога, а не рука! Но зачем об этом думать?!</text:p>
      <text:list xml:id="list37285884" text:continue-numbering="true" text:style-name="диалог">
        <text:list-item>
          <text:p text:style-name="P88"><text:soft-page-break/>Ты же у меня баба сильная, справишься сама...</text:p>
        </text:list-item>
      </text:list>
      <text:p text:style-name="P1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3">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3">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279277"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6"><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3"><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7285851"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3">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3">Потом с новым другом я долго смеялась, рассказывая, как тот уродливый шкаф рухнул мне на ногу!</text:p>
      <text:p text:style-name="P52"><text:soft-page-break/>* * *</text:p>
      <text:p text:style-name="P1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263743" text:continue-numbering="true" text:style-name="диалог">
        <text:list-item>
          <text:p text:style-name="P88">Автобусом?! Лучше бы ты мне не говорила!..</text:p>
        </text:list-item>
      </text:list>
      <text:p text:style-name="P13">Я потратила 4 часа на поиски. Я дошла до восьмой страницы <text:span text:style-name="T45">Google'а</text:span>. Я сделала несколько десятков звонков — а он остался недоволен!</text:p>
      <text:p text:style-name="P26"><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3">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3"><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7283382" text:continue-numbering="true" text:style-name="диалог">
        <text:list-item>
          <text:p text:style-name="P88">Спасибо, котик, все было очень вкусно/круто/весело. Ты у меня супер!..</text:p>
        </text:list-item>
      </text:list>
      <text:p text:style-name="P13">В такие редкие моменты я светилась от счастья и все умилялись и твердили, какая мы замечательная пара!</text:p>
      <text:p text:style-name="P13"/>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3">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3"><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280289" text:continue-numbering="true" text:style-name="диалог">
        <text:list-item>
          <text:p text:style-name="P88">Почему каждый раз после вечеринок мы с тобой опять ссоримся?! — злился он.</text:p>
        </text:list-item>
      </text:list>
      <text:p text:style-name="P13">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3">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7292906"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3">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3">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3">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273316" text:continue-numbering="true" text:style-name="диалог">
        <text:list-item>
          <text:p text:style-name="P88">Да сколько можно меня эксплуатировать!?</text:p>
        </text:list-item>
      </text:list>
      <text:p text:style-name="P13">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3">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5"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5">Еврипид</text:p>
      <text:p text:style-name="P1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3"/>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6"><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3">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3">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3">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3">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3"/>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3">Стоит ли привести пример такого «дружеского» общения? Пожалуй, да!</text:p>
      <text:p text:style-name="P13">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7274407"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3">Однажды мы компанией праздновали Новый год. Сидим ночью, все уже порядком выпившие, и тут его Странный друг говорит:</text:p>
      <text:list xml:id="list37272644" text:continue-numbering="true" text:style-name="диалог">
        <text:list-item>
          <text:p text:style-name="P116"><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3">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3">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280125" text:continue-numbering="true" text:style-name="диалог">
        <text:list-item>
          <text:p text:style-name="P116"><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3"/>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3"><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7280153" text:continue-numbering="true" text:style-name="диалог">
        <text:list-item>
          <text:p text:style-name="P88">Неужели тебе нравятся такое общение!?</text:p>
        </text:list-item>
      </text:list>
      <text:p text:style-name="P26">Ответ всегда был один:</text:p>
      <text:list xml:id="list37272991" text:continue-numbering="true" text:style-name="диалог">
        <text:list-item>
          <text:p text:style-name="P88">Ты слишком остро реагируешь. Мы так общаемся...</text:p>
        </text:list-item>
      </text:list>
      <text:p text:style-name="P13">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3">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3">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3">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3">Вернемся к делу. Основных тем у них было несколько:</text:p>
      <text:list xml:id="list37282156" text:continue-list="list37279021"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5">HOTS (Heroes of the Storm) – </text:span><text:span text:style-name="T14">компьютерная игра, разработанная </text:span><text:span text:style-name="T45">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3">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3"/>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3">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3">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3">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3">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3">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6"><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7277590" text:continue-list="list37272991" text:style-name="диалог">
        <text:list-item>
          <text:p text:style-name="P88">Она неадекватная...</text:p>
        </text:list-item>
      </text:list>
      <text:p text:style-name="P26"><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7280996" text:continue-numbering="true" text:style-name="диалог">
        <text:list-item>
          <text:p text:style-name="P88">Я ее люблю, <text:span text:style-name="T2">но</text:span>...</text:p>
        </text:list-item>
      </text:list>
      <text:p text:style-name="P13"><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3">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6"><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3"><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3">«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3">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3">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3">Не могу не вставить пару слов о его семье... Точнее — 4 слова:</text:p>
      <text:list xml:id="list2682109086170311553"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3"><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3">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3">Вся ситуация с его родными поменялась прямо пропорционально при последующем общении.</text:p>
      <text:p text:style-name="P13"><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3">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3">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3">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3">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3"><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3">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3">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3">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273691" text:continue-list="list37280996" text:style-name="диалог">
        <text:list-item>
          <text:p text:style-name="P88">Да перестань! Они же простые ребята — даже внимание не обратят...</text:p>
        </text:list-item>
      </text:list>
      <text:p text:style-name="P13">Ну ок. И я заплела косу.</text:p>
      <text:p text:style-name="P13">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3">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3">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3">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288902"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5"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9">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9">по </text:span>нормированн<text:span text:style-name="T59">ому</text:span> будничн<text:span text:style-name="T59">ому</text:span> график<text:span text:style-name="T59">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9">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7273680" text:continue-numbering="true" text:style-name="диалог">
        <text:list-item>
          <text:p text:style-name="P92">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9">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2">*</text:span><text:span text:style-name="T25">разболелся зуб</text:span><text:span text:style-name="T42">*</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7279174" text:continue-numbering="true" text:style-name="диалог">
        <text:list-item>
          <text:p text:style-name="P92"><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9">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9">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9">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9">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9">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9">—</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279209" text:continue-numbering="true" text:style-name="диалог">
        <text:list-item>
          <text:p text:style-name="P92">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9">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9">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7263079" text:continue-numbering="true" text:style-name="диалог">
        <text:list-item>
          <text:p text:style-name="P92">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9">л</text:span> несколько дней, на что мне могли ответить:</text:p>
      <text:list xml:id="list37275377" text:continue-numbering="true" text:style-name="диалог">
        <text:list-item>
          <text:p text:style-name="P92">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3">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9">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9">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7287990" text:continue-numbering="true" text:style-name="диалог">
        <text:list-item>
          <text:p text:style-name="P92">Пойдем купим тебе что-нибудь новое.</text:p>
        </text:list-item>
      </text:list>
      <text:p text:style-name="P4">Он отвечал:</text:p>
      <text:list xml:id="list37294313" text:continue-numbering="true" text:style-name="диалог">
        <text:list-item>
          <text:p text:style-name="P92">У меня все есть, мне ничего не надо.</text:p>
        </text:list-item>
      </text:list>
      <text:p text:style-name="P4">И ходил мятый и грязный, как бомж, а я просто не <text:span text:style-name="T59">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269306" text:continue-numbering="true" text:style-name="диалог">
        <text:list-item>
          <text:p text:style-name="P92">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7261634" text:continue-numbering="true" text:style-name="диалог">
        <text:list-item>
          <text:p text:style-name="P92">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7261745"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7274753"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2">*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7279913" text:continue-numbering="true" text:style-name="диалог">
        <text:list-item>
          <text:p text:style-name="P92">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7">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5"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288864" text:continue-numbering="true" text:style-name="диалог">
        <text:list-item>
          <text:p text:style-name="P92">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7291253" text:continue-numbering="true" text:style-name="диалог">
        <text:list-item>
          <text:p text:style-name="P92">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265677" text:continue-numbering="true" text:style-name="диалог">
        <text:list-item>
          <text:p text:style-name="P92">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271673"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7270348" text:continue-numbering="true" text:style-name="диалог">
        <text:list-item>
          <text:p text:style-name="P92">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7270273"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7292297" text:continue-numbering="true" text:style-name="диалог">
        <text:list-item>
          <text:p text:style-name="P92">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7279339"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7278471"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5"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7287272"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7270109"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292333" text:continue-numbering="true" text:style-name="диалог">
        <text:list-item>
          <text:p text:style-name="P92">А я тут при чем?!</text:p>
        </text:list-item>
      </text:list>
      <text:p text:style-name="P4">Или:</text:p>
      <text:list xml:id="list37268962" text:continue-numbering="true" text:style-name="диалог">
        <text:list-item>
          <text:p text:style-name="P92">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293511"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283770" text:continue-numbering="true" text:style-name="диалог">
        <text:list-item>
          <text:p text:style-name="P92">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7290480" text:continue-numbering="true" text:style-name="диалог">
        <text:list-item>
          <text:p text:style-name="P113"><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3">*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7272658"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269137" text:continue-numbering="true" text:style-name="диалог">
        <text:list-item>
          <text:p text:style-name="P92">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7289563" text:continue-numbering="true" text:style-name="диалог">
        <text:list-item>
          <text:p text:style-name="P92">Ты же девочка, ты должна быть слабой... (в понимании женственности).</text:p>
        </text:list-item>
      </text:list>
      <text:p text:style-name="P4">У меня один ответ:</text:p>
      <text:list xml:id="list37272408" text:continue-numbering="true" text:style-name="диалог">
        <text:list-item>
          <text:p text:style-name="P92">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7281667" text:continue-numbering="true" text:style-name="диалог">
        <text:list-item>
          <text:p text:style-name="P92">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5"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290256" text:continue-numbering="true" text:style-name="диалог">
        <text:list-item>
          <text:p text:style-name="P92">Я никогда не говорил это!</text:p>
        </text:list-item>
      </text:list>
      <text:p text:style-name="P4">И вот вы начинаете сомневаться в том, что слышали.</text:p>
      <text:list xml:id="list372787101" text:continue-numbering="true" text:style-name="диалог">
        <text:list-item>
          <text:p text:style-name="P92">Тебе кажется, что ты переживаешь! Ничего ты не переживаешь!</text:p>
        </text:list-item>
      </text:list>
      <text:p text:style-name="P4">И вы сомневаетесь, что ваши переживания реальны.</text:p>
      <text:list xml:id="list372775901"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7285615" text:continue-numbering="true" text:style-name="диалог">
        <text:list-item>
          <text:p text:style-name="P92">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7276838" text:continue-numbering="true" text:style-name="диалог">
        <text:list-item>
          <text:p text:style-name="P92">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7284076" text:continue-numbering="true" text:style-name="диалог">
        <text:list-item>
          <text:p text:style-name="P92">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7288402" text:continue-numbering="true" text:style-name="диалог">
        <text:list-item>
          <text:p text:style-name="P92">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7274672" text:continue-numbering="true" text:style-name="диалог">
        <text:list-item>
          <text:p text:style-name="P92">Ну говорил, так говорил... Я снова все напутала.</text:p>
          <text:p text:style-name="P142"/>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7266265" text:continue-numbering="true" text:style-name="диалог">
        <text:list-item>
          <text:p text:style-name="P92">Но ведь было же!</text:p>
        </text:list-item>
      </text:list>
      <text:p text:style-name="P4">Но мне повторяли и повторяли:</text:p>
      <text:list xml:id="list37284547" text:continue-numbering="true" text:style-name="диалог">
        <text:list-item>
          <text:p text:style-name="P92">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7275338" text:continue-numbering="true" text:style-name="диалог">
        <text:list-item>
          <text:p text:style-name="P92"><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271827" text:continue-numbering="true" text:style-name="диалог">
        <text:list-item>
          <text:p text:style-name="P92">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271438" text:continue-numbering="true" text:style-name="диалог">
        <text:list-item>
          <text:p text:style-name="P92"><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7274326" text:continue-numbering="true" text:style-name="диалог">
        <text:list-item>
          <text:p text:style-name="P92">Ты уже так вела себя на прошлой неделе.</text:p>
        </text:list-item>
      </text:list>
      <text:p text:style-name="P4">Я пыталась оправдаться, и говорила, что в той ситуации были те же причины:</text:p>
      <text:list xml:id="list37271745" text:continue-numbering="true" text:style-name="диалог">
        <text:list-item>
          <text:p text:style-name="P92">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7276653" text:continue-numbering="true" text:style-name="диалог">
        <text:list-item>
          <text:p text:style-name="P92">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7273364" text:continue-numbering="true" text:style-name="диалог">
        <text:list-item>
          <text:p text:style-name="P92">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7289291" text:continue-numbering="true" text:style-name="диалог">
        <text:list-item>
          <text:p text:style-name="P92">Да все считают, что ты неадекватная!</text:p>
        </text:list-item>
      </text:list>
      <text:p text:style-name="P4">Или:</text:p>
      <text:list xml:id="list37282451" text:continue-numbering="true" text:style-name="диалог">
        <text:list-item>
          <text:p text:style-name="P92">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281330" text:continue-numbering="true" text:style-name="диалог">
        <text:list-item>
          <text:p text:style-name="P92">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291879"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7264454"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7273125"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7273923"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7265195" text:continue-numbering="true" text:style-name="диалог">
        <text:list-item>
          <text:p text:style-name="P113"><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3"><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7268317"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5"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5">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274117" text:continue-numbering="true" text:style-name="диалог">
        <text:list-item>
          <text:p text:style-name="P92"><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7291401" text:continue-numbering="true" text:style-name="диалог">
        <text:list-item>
          <text:p text:style-name="P92">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271807" text:continue-numbering="true" text:style-name="диалог">
        <text:list-item>
          <text:p text:style-name="P92">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2"><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7267277"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7288526" text:continue-list="list2682109086170311553"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7273538" text:continue-list="list37267277" text:style-name="диалог">
        <text:list-item>
          <text:p text:style-name="P92">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7268342" text:continue-numbering="true" text:style-name="диалог">
        <text:list-item>
          <text:p text:style-name="P92">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293547" text:continue-numbering="true" text:style-name="диалог">
        <text:list-item>
          <text:p text:style-name="P92">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7267661" text:continue-numbering="true" text:style-name="диалог">
        <text:list-item>
          <text:p text:style-name="P92"><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271702"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5">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2">*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5"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5">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2701091" text:continue-numbering="true" text:style-name="диалог">
        <text:list-item>
          <text:p text:style-name="P92">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268062" text:continue-numbering="true" text:style-name="диалог">
        <text:list-item>
          <text:p text:style-name="P92">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2">*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269605" text:continue-numbering="true" text:style-name="диалог">
        <text:list-item>
          <text:p text:style-name="P92">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7272183" text:continue-numbering="true" text:style-name="диалог">
        <text:list-item>
          <text:p text:style-name="P92">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5"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7279044" text:continue-numbering="true" text:style-name="диалог">
        <text:list-item>
          <text:p text:style-name="P92">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7286282" text:continue-numbering="true" text:style-name="диалог">
        <text:list-item>
          <text:p text:style-name="P92">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7277611"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2"><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286302"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5"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7263159" text:continue-numbering="true" text:style-name="диалог">
        <text:list-item>
          <text:p text:style-name="P92">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7290701"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1"><text:soft-page-break/>Завязался разговор. Я отметила про себя, будто разговариваю с незнакомым мне человеком. Но тогда меня это порадовало.</text:p>
      <text:p text:style-name="P22">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285595"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7261941" text:continue-numbering="true" text:style-name="диалог">
        <text:list-item>
          <text:p text:style-name="P9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2">А по вторникам? — спросил он.</text:p>
        </text:list-item>
        <text:list-item>
          <text:p text:style-name="P92">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5"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7278675" text:continue-numbering="true" text:style-name="диалог">
        <text:list-item>
          <text:p text:style-name="P92">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265648" text:continue-numbering="true" text:style-name="диалог">
        <text:list-item>
          <text:p text:style-name="P92">А скажите мне, пожалуйста, зачем вам Яна?</text:p>
        </text:list-item>
        <text:list-item>
          <text:p text:style-name="P92">В смысле: «зачем мне Яна»? <text:span text:style-name="T14">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7291247" text:continue-numbering="true" text:style-name="диалог">
        <text:list-item>
          <text:p text:style-name="P92">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5"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7272099"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7285241" text:continue-list="list37288526" text:style-name="List_20_1">
        <text:list-item>
          <text:list>
            <text:list-item>
              <text:p text:style-name="P93">мне это не нравится;</text:p>
            </text:list-item>
            <text:list-item>
              <text:p text:style-name="P93">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7271385" text:continue-list="list37272099" text:style-name="диалог">
        <text:list-item>
          <text:p text:style-name="P92">Ну и когда же мы поженимся? — спросила я.</text:p>
        </text:list-item>
        <text:list-item>
          <text:p text:style-name="P92">Давай летом. — предложил он.</text:p>
        </text:list-item>
      </text:list>
      <text:p text:style-name="P4">Отличная идея.</text:p>
      <text:p text:style-name="P4">Я не знаю, как мы вообще до лета дожили.</text:p>
      <text:h text:style-name="P75"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279746" text:continue-numbering="true" text:style-name="диалог">
        <text:list-item>
          <text:p text:style-name="P92">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7272919"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37">У меня сохранилась переписка, где на следующий день он идет на попятную — забирает свои слова назад:</text:p>
      <text:list xml:id="list37269723"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92">«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2">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2">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3"><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 — он стоит на своем.</text:p>
        </text:list-item>
        <text:list-item>
          <text:p text:style-name="P92">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7273472"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264641"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5"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7280113"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7261763"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7264034" text:continue-numbering="true" text:style-name="диалог">
        <text:list-item>
          <text:p text:style-name="P92">Давай завтра созвонимся и обсудим <text:span text:style-name="T45">&lt;</text:span>уже не помню что<text:span text:style-name="T45">&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7272188" text:continue-numbering="true" text:style-name="диалог">
        <text:list-item>
          <text:p text:style-name="P92">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288892" text:continue-numbering="true" text:style-name="диалог">
        <text:list-item>
          <text:p text:style-name="P92">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7266697" text:continue-numbering="true" text:style-name="диалог">
        <text:list-item>
          <text:p text:style-name="P92">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7270455" text:continue-numbering="true" text:style-name="диалог">
        <text:list-item>
          <text:p text:style-name="P92">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270235" text:continue-numbering="true" text:style-name="диалог">
        <text:list-item>
          <text:p text:style-name="P92">Все в порядке;</text:p>
        </text:list-item>
        <text:list-item>
          <text:p text:style-name="P92">Ты себе накручиваешь;</text:p>
        </text:list-item>
        <text:list-item>
          <text:p text:style-name="P92"><text:soft-page-break/>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1">«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2">*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262103" text:continue-numbering="true" text:style-name="диалог">
        <text:list-item>
          <text:p text:style-name="P92">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288936"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7289384" text:continue-numbering="true" text:style-name="диалог">
        <text:list-item>
          <text:p text:style-name="P92">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7288380" text:continue-numbering="true" text:style-name="диалог">
        <text:list-item>
          <text:p text:style-name="P92">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7265342"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7274743" text:continue-numbering="true" text:style-name="диалог">
        <text:list-item>
          <text:p text:style-name="P113"><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7265852" text:continue-numbering="true" text:style-name="диалог">
        <text:list-item>
          <text:p text:style-name="P113"><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7271694"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2">*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287269" text:continue-numbering="true" text:style-name="диалог">
        <text:list-item>
          <text:p text:style-name="P92"><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7278577" text:continue-numbering="true" text:style-name="диалог">
        <text:list-item>
          <text:p text:style-name="P92">Я тонко намекну, так сказать. И либо намек будет услышан, либо нет. — пишет он.</text:p>
        </text:list-item>
        <text:list-item>
          <text:p text:style-name="P92"><text:soft-page-break/>А ты рассматривал вариант, что тебя просто попробуют, а потом скажут, что это было так — просто для души отдохнуть?</text:p>
        </text:list-item>
        <text:list-item>
          <text:p text:style-name="P113"><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7286485" text:continue-list="list37282156" text:style-name="список_20_перечисление">
        <text:list-item>
          <text:p text:style-name="P94">на людях — привязанность к жертве. Окружающие умиляются такой замечательной парой!</text:p>
        </text:list-item>
        <text:list-item>
          <text:p text:style-name="P9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275274" text:continue-list="list37278577" text:style-name="диалог">
        <text:list-item>
          <text:p text:style-name="P113"><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2">достойны</text:span><text:span text:style-name="T39">м</text:span><text:span text:style-name="T42">.</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282695" text:continue-numbering="true" text:style-name="диалог">
        <text:list-item>
          <text:p text:style-name="P92">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4">Идем дальше.</text:p>
      <text:list xml:id="list37288763" text:continue-numbering="true" text:style-name="диалог">
        <text:list-item>
          <text:p text:style-name="P92"><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287388"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7279679" text:continue-numbering="true" text:style-name="диалог">
        <text:list-item>
          <text:p text:style-name="P113"><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2">* * *</text:p>
      <text:list xml:id="list37271543"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6"><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4">Едем дальше.</text:p>
      <text:list xml:id="list37278749" text:continue-numbering="true" text:style-name="диалог">
        <text:list-item>
          <text:p text:style-name="P92">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7264885" text:continue-numbering="true" text:style-name="диалог">
        <text:list-item>
          <text:p text:style-name="P113"><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6">«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6"/>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37267333"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7277628"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7280214" text:continue-numbering="true" text:style-name="диалог">
        <text:list-item>
          <text:p text:style-name="P92">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7289726"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4">Вот еще несколько его реплик:</text:p>
      <text:list xml:id="list37265952"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37268003"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7290582" text:continue-numbering="true" text:style-name="диалог">
        <text:list-item>
          <text:p text:style-name="P113"><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264310" text:continue-numbering="true" text:style-name="диалог">
        <text:list-item>
          <text:p text:style-name="P92"><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5" text:outline-level="2"><text:s/><text:bookmark-start text:name="Glava_22__Gori_v_adu"/>Глава 22. <text:line-break/>Гори в аду<text:bookmark-end text:name="Glava_22__Gori_v_adu"/></text:h>
      <text:p text:style-name="P47">Весна покажет кто где срал.</text:p>
      <text:p text:style-name="P55">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7278108" text:continue-numbering="true" text:style-name="диалог">
        <text:list-item>
          <text:p text:style-name="P92">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7270029" text:continue-numbering="true" text:style-name="диалог">
        <text:list-item>
          <text:p text:style-name="P113"><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7269957"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6">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2">* * *</text:p>
      <text:p text:style-name="P4">На следующий день мне написала ТэТэ на личный номер:</text:p>
      <text:p text:style-name="P4"/>
      <text:p text:style-name="P56">«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37263673" text:continue-numbering="true" text:style-name="диалог">
        <text:list-item>
          <text:p text:style-name="P92">Ты мужу переписку показывала? — спросила я.</text:p>
        </text:list-item>
        <text:list-item>
          <text:p text:style-name="P92">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2"><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7261824" text:continue-numbering="true" text:style-name="диалог">
        <text:list-item>
          <text:p text:style-name="P9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7269899" text:continue-numbering="true" text:style-name="диалог">
        <text:list-item>
          <text:p text:style-name="P92">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 * *</text:p>
      <text:p text:style-name="P4">На следующее утро он прислал сообщение. В отличии от всех предыдущих посылов, содержание в нем было следующее:</text:p>
      <text:p text:style-name="P4"/>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Но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5"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5"><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269451" text:continue-numbering="true" text:style-name="диалог">
        <text:list-item>
          <text:p text:style-name="P92">Что, ручки из жопы?</text:p>
        </text:list-item>
      </text:list>
      <text:p text:style-name="P4"><text:soft-page-break/>Или:</text:p>
      <text:list xml:id="list37285682"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4">То есть, скриншот на моей стене с его посланием «Ну шо, кобыла...» — это клевета?! Это мой неправдивый аргумент?..<text:span text:style-name="T55">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7277855" text:continue-list="list37286485" text:style-name="список_20_перечисление">
        <text:list-item>
          <text:p text:style-name="P94">вам необходимо осознать, что вами манипулируют (или манипулировали);</text:p>
        </text:list-item>
        <text:list-item>
          <text:p text:style-name="P94">вам необходимо избавиться от иллюзий</text:p>
        </text:list-item>
        <text:list-item>
          <text:p text:style-name="P114"><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7266350" text:continue-list="list37285682" text:style-name="диалог">
        <text:list-item>
          <text:p text:style-name="P92">Что происходит?</text:p>
        </text:list-item>
        <text:list-item>
          <text:p text:style-name="P92">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7290495" text:continue-numbering="true" text:style-name="диалог">
        <text:list-item>
          <text:p text:style-name="P92">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5"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7"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5">[</text:span><text:span text:style-name="T2">Миллион</text:span><text:span text:style-name="T45">]</text:span> шагов как стать успешным карьеристом, <text:span text:style-name="T45">[</text:span><text:span text:style-name="T2">двести тысяч сто</text:span><text:span text:style-name="T45">]</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5">pick up —</text:span><text:span text:style-name="T14"> цеплять, подцепить</text:span>) <text:span text:style-name="T45">—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0"><text:soft-page-break/>Главная цель пикапа — зацепить девушку. Начиная с банального:</text:p>
      <text:list xml:id="list37283912" text:continue-numbering="true" text:style-name="диалог">
        <text:list-item>
          <text:p text:style-name="P118">Вашей маме зять не нужен?</text:p>
        </text:list-item>
      </text:list>
      <text:p text:style-name="P30">И заканчивая какими-то более экстравагантными:</text:p>
      <text:list xml:id="list37280450" text:continue-numbering="true" text:style-name="диалог">
        <text:list-item>
          <text:p text:style-name="P118">Твой отец случайно не хлеб?</text:p>
        </text:list-item>
        <text:list-item>
          <text:p text:style-name="P118">В каком смысле?</text:p>
        </text:list-item>
        <text:list-item>
          <text:p text:style-name="P118">Ну ты такая крошка...</text:p>
        </text:list-item>
      </text:list>
      <text:p text:style-name="P30">Это будет фраза, которая может зацепить.</text:p>
      <text:p text:style-name="P30">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0">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7279893" text:continue-numbering="true" text:style-name="диалог">
        <text:list-item>
          <text:p text:style-name="P118">Привет.</text:p>
        </text:list-item>
      </text:list>
      <text:p text:style-name="P30">Говорит достаточно спокойно и ненавязчиво, как будто бы обознался. Ответите вы или нет — ему не важно. Он уже задает вопрос:</text:p>
      <text:list xml:id="list37277641" text:continue-numbering="true" text:style-name="диалог">
        <text:list-item>
          <text:p text:style-name="P118">Ты одна тут?</text:p>
        </text:list-item>
      </text:list>
      <text:p text:style-name="P30">И вы отвечаете, мол:</text:p>
      <text:list xml:id="list37291736" text:continue-numbering="true" text:style-name="диалог">
        <text:list-item>
          <text:p text:style-name="P118">Нет... я с подругой... Она сейчас подойдет... — недоумевая, что этот незнакомец от вас хочет.</text:p>
        </text:list-item>
      </text:list>
      <text:p text:style-name="P30"><text:soft-page-break/>На что он отвечает:</text:p>
      <text:list xml:id="list37289878" text:continue-numbering="true" text:style-name="диалог">
        <text:list-item>
          <text:p text:style-name="P118">Ну ее же сейчас нет. Отойдем, поговорить надо...</text:p>
        </text:list-item>
      </text:list>
      <text:p text:style-name="P30">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7265354" text:continue-numbering="true" text:style-name="диалог">
        <text:list-item>
          <text:p text:style-name="P118">Ну? Ты идешь?</text:p>
        </text:list-item>
      </text:list>
      <text:p text:style-name="P30">И вот вы, сбитая с толку, не понимая, что происходит, плететесь за ним.</text:p>
      <text:p text:style-name="P30">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0">Вот еще один пример из моего личного опыта. Однажды вечером мне поступает звонок от знакомого:</text:p>
      <text:list xml:id="list37270357" text:continue-numbering="true" text:style-name="диалог">
        <text:list-item>
          <text:p text:style-name="P118">Привет! Я тут рядом. Кофе не хочешь? Да? Нет? Давай быстрей? Ну? Так что?..</text:p>
        </text:list-item>
      </text:list>
      <text:p text:style-name="P30">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0">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0"><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0">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0">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7265908" text:continue-numbering="true" text:style-name="диалог">
        <text:list-item>
          <text:p text:style-name="P118">Яна, блять, что ты от меня хочешь?..</text:p>
        </text:list-item>
      </text:list>
      <text:p text:style-name="P30">Он разозлился. Вопрос, как я полагаю, был риторическим и тупым, ведь моя просьба вести себя как полагается была ответом на его кричащий вопрос:</text:p>
      <text:list xml:id="list37292364" text:continue-numbering="true" text:style-name="диалог">
        <text:list-item>
          <text:p text:style-name="P113"><text:span text:style-name="T19">Ничего!</text:span></text:p>
        </text:list-item>
      </text:list>
      <text:p text:style-name="Text_20_body"><text:span text:style-name="T19">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span></text:p>
      <text:p text:style-name="P30">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0">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0">Вернемся к сути. Во всех случаях пикапер нарушает ваши личные границы. Да, звучит слишком феминистично, но что же тут поделаешь?!</text:p>
      <text:p text:style-name="P30">Задайте себе вопрос:</text:p>
      <text:list xml:id="list37285082" text:continue-numbering="true" text:style-name="диалог">
        <text:list-item>
          <text:p text:style-name="P118">Комфортно мне, или нет?</text:p>
        </text:list-item>
      </text:list>
      <text:p text:style-name="P30">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0">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0"><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0">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0">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0">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0">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0"><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1">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7">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7">К чему я веду?</text:p>
      <text:p text:style-name="P27">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7">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7">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7">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1" text:outline-level="4">Общие диагностические критерии расстройств личности</text:h>
      <text:p text:style-name="P33">Существует несколько видов расстройств личности. Они могут быть сгруппированы в одну из трех групп-кластеров:</text:p>
      <text:list xml:id="list1915543688548864452" text:style-name="List_20_2">
        <text:list-item>
          <text:p text:style-name="P128">Кластер <text:span text:style-name="T45">A</text:span><text:span text:style-name="T9">:</text:span></text:p>
          <text:list>
            <text:list-item>
              <text:p text:style-name="P130">Параноидное;</text:p>
            </text:list-item>
            <text:list-item>
              <text:p text:style-name="P130">Шизоидное;</text:p>
            </text:list-item>
            <text:list-item>
              <text:p text:style-name="P130">Шизотипическое.</text:p>
              <text:p text:style-name="P127"><text:span text:style-name="T9">Для лиц с расстройствами кластера </text:span><text:span text:style-name="T50">A</text:span><text:span text:style-name="T9"> характерны трудности, связанные с взаимодействием с окружающими.</text:span></text:p>
              <text:p text:style-name="P127"><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7"><text:span text:style-name="T8">Кластер </text:span><text:span text:style-name="T50">B</text:span><text:span text:style-name="T9">:</text:span></text:p>
          <text:list>
            <text:list-item>
              <text:p text:style-name="P130">Антисоциальное;</text:p>
            </text:list-item>
            <text:list-item>
              <text:p text:style-name="P130">Пограничное;</text:p>
            </text:list-item>
            <text:list-item>
              <text:p text:style-name="P130">Истерическое;</text:p>
            </text:list-item>
            <text:list-item>
              <text:p text:style-name="P130">Нарциссическое.</text:p>
              <text:p text:style-name="P127"><text:span text:style-name="T9">Лица с расстройствами кластера </text:span><text:span text:style-name="T50">B</text:span><text:span text:style-name="T49">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1"><text:soft-page-break/>Их эмоциональное состояние описывается, как драматическое, тревожное, непредсказуемое и нестабильное.</text:p>
            </text:list-item>
          </text:list>
        </text:list-item>
        <text:list-item>
          <text:p text:style-name="P143"><text:span text:style-name="T14">Кластер </text:span><text:span text:style-name="T45">C</text:span><text:span text:style-name="T22">:</text:span></text:p>
          <text:list>
            <text:list-item>
              <text:p text:style-name="P145">Избегающее;</text:p>
            </text:list-item>
            <text:list-item>
              <text:p text:style-name="P145">Зависимое;</text:p>
            </text:list-item>
            <text:list-item>
              <text:p text:style-name="P145">Обсессивно-компульсивное.</text:p>
              <text:p text:style-name="P143"><text:span text:style-name="T22">Лица с расстройствами кластера </text:span><text:span text:style-name="T45">C</text:span><text:span text:style-name="T49"> </text:span><text:span text:style-name="T22">испытывают чувства тревоги и страха, которые их подавляют, и с которыми они постоянно борются.</text:span></text:p>
              <text:p text:style-name="P145">Их поведение описывается, как антиобщественное, замкнутое, неуверенное и чрезвычайно чувствительное.</text:p>
            </text:list-item>
          </text:list>
        </text:list-item>
      </text:list>
      <text:p text:style-name="P144"/>
      <text:p text:style-name="P14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84"><text:span text:style-name="T14">* * *</text:span></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7264350" text:continue-list="list37285241" text:style-name="List_20_1">
        <text:list-item text:start-value="1">
          <text:p text:style-name="P149">заметная дисгармония в поведении:</text:p>
          <text:list>
            <text:list-item>
              <text:p text:style-name="P146">аффективность<text:note text:id="ftn22" text:note-class="footnote"><text:note-citation text:label="*">*</text:note-citation><text:note-body><text:p text:style-name="Footnote"><text:span text:style-name="T8">Аффективность</text:span> (<text:span text:style-name="T2">от лат. </text:span><text:span text:style-name="T46">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6">возбудимость;</text:p>
            </text:list-item>
            <text:list-item>
              <text:p text:style-name="P146">расстройство контроля побуждений:</text:p>
              <text:list>
                <text:list-item>
                  <text:p text:style-name="P146">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6">нарастающее напряжение, возникающее перед совершением действия, повышение физической и психической активности;</text:p>
                </text:list-item>
                <text:list-item>
                  <text:p text:style-name="P146">возникновение ощущения радости и облегчения во время совершения действия.</text:p>
                </text:list-item>
              </text:list>
            </text:list-item>
            <text:list-item>
              <text:p text:style-name="P146">нарушение в процессах восприятия и мышления;</text:p>
            </text:list-item>
            <text:list-item>
              <text:p text:style-name="P146"><text:soft-page-break/>изменение в стиле отношения к окружающим;</text:p>
            </text:list-item>
          </text:list>
        </text:list-item>
        <text:list-item>
          <text:p text:style-name="P146">хроническое проявление аномального поведения, возникшее давно;</text:p>
        </text:list-item>
        <text:list-item>
          <text:p text:style-name="P146">нарушение адаптации к широкому диапазону личностных и социальных ситуаций в связи с аномальным стилем поведения;</text:p>
        </text:list-item>
        <text:list-item>
          <text:p text:style-name="P146">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6">обычно, но не всегда — существенное ухудшение профессиональной и социальной продуктивности.</text:p>
        </text:list-item>
        <text:list-item>
          <text:p text:style-name="P148"><text:span text:style-name="T9">проявление вышеперечисленных аномалий еще в детстве или в подростковом возрасте, продолжение аномалий в зрелости;</text:span></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160302336394589994" text:style-name="List_20_3">
        <text:list-item>
          <text:p text:style-name="P131">отсутствие расстройства личности и существенных критериев личностного расстройства;</text:p>
        </text:list-item>
        <text:list-item>
          <text:p text:style-name="P131">личностное затруднение <text:span text:style-name="T2">(наличие подпороговых критериев одного или нескольких расстройств личности)</text:span>;</text:p>
        </text:list-item>
        <text:list-item>
          <text:p text:style-name="P131"><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3">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3"><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7277318" text:continue-list="list37277855" text:style-name="список_20_перечисление">
        <text:list-item>
          <text:p text:style-name="P114">компенсация негативных проявлений;</text:p>
        </text:list-item>
        <text:list-item>
          <text:p text:style-name="P114">адаптация к обществу;</text:p>
        </text:list-item>
        <text:list-item>
          <text:p text:style-name="P114">снижение уровня тревожности;</text:p>
        </text:list-item>
        <text:list-item>
          <text:p text:style-name="P114">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1" text:outline-level="4">Параноидное расстройство личности</text:h>
      <text:p text:style-name="P28">Диагностируется при наличии четырех и более критериев, приведенных ниже, а также при проявлении общих критериев расстройств личности:</text:p>
      <text:list xml:id="list37278072"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0">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7"><text:soft-page-break/>Нормальное поведение: Ты мне изменяла?</text:p>
      <text:p text:style-name="P27">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7">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7">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1" text:outline-level="4">Шизоидное расстройство личности</text:h>
      <text:p text:style-name="P28">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7268000" text:continue-numbering="true" text:style-name="список_20_перечисление">
        <text:list-item>
          <text:p text:style-name="P12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2">эмоциональная холодность, ослабление эмоциональных реакций, бесчувствие, безразличие, отрешенность;</text:p>
        </text:list-item>
        <text:list-item>
          <text:p text:style-name="P122">неспособность проявлять как теплые и нежные чувства, так и гнев по отношению к другим людям;</text:p>
        </text:list-item>
        <text:list-item>
          <text:p text:style-name="P122">слабая реакция на похвалу и на критику;</text:p>
        </text:list-item>
        <text:list-item>
          <text:p text:style-name="P122">незначительный интерес к сексуальным контактам;</text:p>
        </text:list-item>
        <text:list-item>
          <text:p text:style-name="P122">повышенная склонность к фантазированию и стремление к углубленному познанию собственных мыслей, чувств, переживаний.</text:p>
        </text:list-item>
        <text:list-item>
          <text:p text:style-name="P122">предпочтение уединенной деятельности;</text:p>
        </text:list-item>
        <text:list-item>
          <text:p text:style-name="P12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2">заметная нечуткость к основным чувственно-понятийным социальным нормам и условиям. Эмоциональная дисгармония.</text:p>
        </text:list-item>
      </text:list>
      <text:p text:style-name="P28"><text:soft-page-break/>Шизоид выдерживает значительную дистанцию между собой и окружающими, из-за парадоксально чего вечно жаждет близости.</text:p>
      <text:p text:style-name="P28">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28">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8">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8">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8">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28">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8">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8">Также для шизоида характерна высокая работоспособность в узких сферах деятельности, сочетающихся с (сухим) прагматизмом.</text:p>
      <text:p text:style-name="P28"><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8">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8">Шизоидам свойственно игнорирование социальных норм внешнего вида, неопрятность, нечистоплотность.</text:p>
      <text:p text:style-name="P29">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8">Шизоид, как правило, плохо вовлекается в терапию из-за отсутствия эмпатических наклонностей, что является причиной низкой мотивации.</text:p>
      <text:p text:style-name="P28">Терапия может занимать достаточно продолжительное время из-за постоянного дистанцирования пациента от доктора.</text:p>
      <text:p text:style-name="P3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1" text:outline-level="4">Диссоциальное расстройство личности</text:h>
      <text:p text:style-name="P28"><text:span text:style-name="T8"><text:s/></text:span><text:span text:style-name="T2">(Также антисоциальное рас-во или социопатия)</text:span></text:p>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266730" text:continue-numbering="true" text:style-name="список_20_перечисление">
        <text:list-item>
          <text:p text:style-name="P122">бессердечность, равнодушие к чувствам окружающих. Отсутствие сожалений;</text:p>
        </text:list-item>
        <text:list-item>
          <text:p text:style-name="P12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2">неспособность поддерживать взаимоотношения при отсутствии затруднений в их становлении;</text:p>
        </text:list-item>
        <text:list-item>
          <text:p text:style-name="P122">крайне низкая способность выдерживать фрустрацию<text:note text:id="ftn25" text:note-class="footnote"><text:note-citation text:label="*">*</text:note-citation><text:note-body><text:p text:style-name="P74">Фрустация<text:span text:style-name="T9"> (</text:span><text:span text:style-name="T4">от лат. </text:span><text:span text:style-name="T47">f</text:span><text:span text:style-name="T4">rustratio</text:span><text:span text:style-name="T47"> —</text:span><text:span text:style-name="T16"> обман, тщетное ожидание</text:span><text:span text:style-name="T9">) </text:span><text:span text:style-name="T49">—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2">неспособность испытывать чувство вины и извлекать пользу из жизненного опыта, особенно из наказания;</text:p>
        </text:list-item>
        <text:list-item>
          <text:p text:style-name="P12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4"><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28">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8">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8">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8">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8">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8">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8">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8">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8">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8">Немаловажным является факт того, что социопаты отлично понимают, что такое социальные нормы, однако игнорируют их осознанно.</text:p>
      <text:p text:style-name="P3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3">Согласно определению Эрика Берна, социопаты делятся на два вида:</text:p>
      <text:list xml:id="list37284042" text:continue-list="list37264350" text:style-name="List_20_1">
        <text:list-item text:start-value="1">
          <text:p text:style-name="P129">Латентный или пассивный социопат.</text:p>
          <text:p text:style-name="P13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2">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9">Активный социопат.</text:p>
          <text:p text:style-name="P132">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2">Вне досягаемости этих людей социопат не может и не считает нужным сдерживаться.</text:p>
        </text:list-item>
      </text:list>
      <text:p text:style-name="P29"/>
      <text:p text:style-name="P29">Терапия для антисоциальной личности<text:span text:style-name="T9">:</text:span></text:p>
      <text:p text:style-name="P28">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8">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1"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287092" text:continue-list="list37266730" text:style-name="список_20_перечисление">
        <text:list-item>
          <text:p text:style-name="P122">ярко выраженная тенденция действовать импульсивно, без учёта последствий, наряду с неустойчивостью настроения;</text:p>
        </text:list-item>
        <text:list-item>
          <text:p text:style-name="P122">минимальная способность планировать;</text:p>
        </text:list-item>
        <text:list-item>
          <text:p text:style-name="P12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8">Эмоционально-неустойчивое расстройство, это группа, которая включает в себя два подвида расстройств:</text:p>
      <text:list xml:id="list1925860359481747746" text:style-name="List_20_4">
        <text:list-item>
          <text:p text:style-name="P125">Эмоциональный или импульсивный тип:</text:p>
          <text:list>
            <text:list-item>
              <text:p text:style-name="P123">склонность к совершению неблагоприятных поступков без учета неблагоприятных последствий;</text:p>
            </text:list-item>
            <text:list-item>
              <text:p text:style-name="P123">высокая активность, сочетающаяся с неумением находить общий язык с окружающими;</text:p>
            </text:list-item>
            <text:list-item>
              <text:p text:style-name="P134"><text:span text:style-name="T22">склонность к сексуальной распущенности</text:span><text:span text:style-name="T49">.</text:span></text:p>
            </text:list-item>
          </text:list>
          <text:p text:style-name="P134"><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3">Способны совершить криминальное действие.</text:p>
          <text:p text:style-name="P123"/>
        </text:list-item>
        <text:list-item>
          <text:p text:style-name="P125">Пограничный тип.</text:p>
          <text:list>
            <text:list-item>
              <text:p text:style-name="P12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3">повышенная впечатлительность;</text:p>
            </text:list-item>
            <text:list-item>
              <text:p text:style-name="P123">развитое воображение;</text:p>
            </text:list-item>
            <text:list-item>
              <text:p text:style-name="P123">внушаемость.</text:p>
            </text:list-item>
          </text:list>
          <text:p text:style-name="P123">Человек пограничного типа склонен проявлять высокую активность в сферах, которые ему в данный момент наиболее интересны.</text:p>
          <text:p text:style-name="P12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3"><text:soft-page-break/>Из-за склонности к внушаемости и фантазированию, сферы его интересов постоянно меняются.</text:p>
          <text:p text:style-name="P134"><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4"><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4">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1" text:outline-level="4">Истерическое расстройство личности</text:h>
      <text:p text:style-name="P28">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268950" text:continue-list="list37287092" text:style-name="список_20_перечисление">
        <text:list-item>
          <text:p text:style-name="P122">самодраматизация, театральность, преувеличенное выражение эмоций;</text:p>
        </text:list-item>
        <text:list-item>
          <text:p text:style-name="P122">внушаемость, лёгкая подверженность влиянию окружающих или обстоятельств;</text:p>
        </text:list-item>
        <text:list-item>
          <text:p text:style-name="P122">поверхностность и лабильность эмоциональности (подвижность, неустойчивость, изменчивость психики);</text:p>
        </text:list-item>
        <text:list-item>
          <text:p text:style-name="P122">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2">неадекватная обольстительность во внешнем виде и поведении;</text:p>
        </text:list-item>
        <text:list-item>
          <text:p text:style-name="P122">чрезмерная озабоченность физической привлекательностью;</text:p>
        </text:list-item>
        <text:list-item>
          <text:p text:style-name="P12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8"/>
      <text:p text:style-name="P28"><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292113" text:continue-numbering="true" text:style-name="список_20_перечисление">
        <text:list-item>
          <text:p text:style-name="P114">«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4">«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4">«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8">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28">Для истероидов характерна неустойчивость самооценки.</text:p>
      <text:p text:style-name="P28">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8">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8">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8">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3"/>
      <text:h text:style-name="P81" text:outline-level="4">Нарциссическ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246256335349027913" text:style-name="List_20_5">
        <text:list-item>
          <text:p text:style-name="P119">Значительные нарушения функционирования личности:</text:p>
          <text:list>
            <text:list-item>
              <text:p text:style-name="P119">Нарушения в собственном функционировании</text:p>
              <text:p text:style-name="P135"><text:span text:style-name="T49">(a </text:span><text:span text:style-name="T22">или </text:span><text:span text:style-name="T49">b)</text:span><text:span text:style-name="T48">:</text:span></text:p>
              <text:list>
                <text:list-item>
                  <text:p text:style-name="P119">Идеинтичность.</text:p>
                  <text:p text:style-name="P11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9">Неадекватная самооценка, которая может быть завышенной или заниженной, которая колеблется между крайностями.</text:p>
                  <text:p text:style-name="P11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9">Опора на себя.</text:p>
                  <text:p text:style-name="P11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9">Зачастую не осознает собственных мотивов.</text:p>
                </text:list-item>
              </text:list>
            </text:list-item>
            <text:list-item>
              <text:p text:style-name="P119">Нарушения в межперсональном функционировании</text:p>
              <text:p text:style-name="P126"><text:span text:style-name="T47">(a </text:span><text:span text:style-name="T4">или </text:span><text:span text:style-name="T47">b)</text:span><text:span text:style-name="T48">:</text:span></text:p>
              <text:list>
                <text:list-item>
                  <text:p text:style-name="P119">Отсутствие эмпатии.</text:p>
                  <text:p text:style-name="P119">Нарушенная способность признавать чувства других людей или идентифицировать себя с их чувствами.</text:p>
                  <text:p text:style-name="P119">Чрезмерно настроены на реакции других, но только если эти реакции имеют к нему отношение.</text:p>
                  <text:p text:style-name="P119">Переоценка или недооценка собственного влияния на других.</text:p>
                </text:list-item>
                <text:list-item>
                  <text:p text:style-name="P119">Близость.</text:p>
                  <text:p text:style-name="P119">Считает, что отношения нужны для «обслуживания» его самооценки.</text:p>
                  <text:p text:style-name="P11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9">Патологические черты личности в следующих областях:</text:p>
          <text:list>
            <text:list-item>
              <text:p text:style-name="P119"><text:soft-page-break/>Антагонизм (соперничество и соревнование), характеризующийся:</text:p>
              <text:list>
                <text:list-item>
                  <text:p text:style-name="P119">Грандиозностью.</text:p>
                  <text:p text:style-name="P119">Явное или скрытое чувство, что ему все должны.</text:p>
                  <text:p text:style-name="P119">Эгоцентризм, уверенность в собственном превосходстве.</text:p>
                  <text:p text:style-name="P119">Снисходительное отношение к другим.</text:p>
                </text:list-item>
                <text:list-item>
                  <text:p text:style-name="P119">Привлечение внимания.</text:p>
                  <text:p text:style-name="P119">Чрезмерные попытки привлечь внимание других и быть в центе внимания.</text:p>
                  <text:p text:style-name="P119">Поиск восхищения.</text:p>
                </text:list-item>
              </text:list>
            </text:list-item>
          </text:list>
        </text:list-item>
        <text:list-item>
          <text:p text:style-name="P119">Вышеперечисленные личностные нарушения стабильны во времени и проявляются в разных жизненных ситуациях.</text:p>
        </text:list-item>
        <text:list-item>
          <text:p text:style-name="P119">Вышеперечисленные личностные нарушения не соответствуют культурной среде.</text:p>
        </text:list-item>
        <text:list-item>
          <text:p text:style-name="P11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1">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1">В наше время нарциссическим личностям очень тяжело, в связи с информационной средой, которая нас окружает.</text:p>
      <text:p text:style-name="P27"><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7"><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2"><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1">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1">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6">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1">«недостойных». Признание и уважение он обычно требует.</text:span></text:p>
      <text:p text:style-name="P21">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1">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2">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2"><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1">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1" text:outline-level="4">Пассивно-агрессивное расстройство личности</text:h>
      <text:p text:style-name="P31">Диагностируется при наличии пяти и более критериев, приведенных ниже, а также при проявлении общих критериев расстройств личности:</text:p>
      <text:list xml:id="list37278210" text:continue-list="list37292113" text:style-name="список_20_перечисление">
        <text:list-item>
          <text:p text:style-name="P120">необоснованная критика или презрение по отношению к собеседнику;</text:p>
        </text:list-item>
        <text:list-item>
          <text:p text:style-name="P12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20">конфликтность, раздражительность и упрямство при необходимости выполнять нежелательные задачи;</text:p>
        </text:list-item>
        <text:list-item>
          <text:p text:style-name="P120">намеренно плохая или медленная работа при выполнении нежелательных задач;</text:p>
        </text:list-item>
        <text:list-item>
          <text:p text:style-name="P12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20">избегающее поведение при выполнении обязательств, которое оправдывается забывчивостью;</text:p>
        </text:list-item>
        <text:list-item>
          <text:p text:style-name="P120">препятствование усилиям других за счет невыполнения своей части работы (если речь идет командной работе).</text:p>
        </text:list-item>
      </text:list>
      <text:p text:style-name="P31">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1">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1">В случае если по каким-то причинам больной теряет мотивацию к сопротивлению, то испытывает выраженное чувство тревоги.</text:p>
      <text:p text:style-name="P31">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1">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1">Негативная реакция окружающих на свои жалобы является для них субъективным подтверждением обоснованности их пессимизма и негатива.</text:p>
      <text:p text:style-name="P31"><text:soft-page-break/>Возможен шантаж суицидом, но он редко сопровождается суицидальными попытками.</text:p>
      <text:p text:style-name="P3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1">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1">Уступки требованиям пациента со стороны терапевта антитерапевтичны, а отказ уступать угрожает потерей контакта.</text:p>
      <text:h text:style-name="P77" text:outline-level="3"><text:bookmark-start text:name="Pochiemu_ia_"/>Почему я?<text:bookmark-end text:name="Pochiemu_ia_"/></text:h>
      <text:p text:style-name="P4"><text:span text:style-name="T5">Именно этот вопрос вы задавали себе в начале своих роковых отношений! Именно поиски ответа не дают вам покоя.</text:span></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140"><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3">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6">отпустит</text:span><text:span text:style-name="T67">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284235" text:continue-list="list37285082" text:style-name="диалог">
        <text:list-item>
          <text:p text:style-name="P96">Ты просто его не знаешь!</text:p>
        </text:list-item>
      </text:list>
      <text:p text:style-name="P52">*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7291377" text:continue-numbering="true" text:style-name="диалог">
        <text:list-item>
          <text:p text:style-name="P92">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7292487" text:continue-numbering="true" text:style-name="диалог">
        <text:list-item>
          <text:p text:style-name="P92">Ты вокруг меня плетешь какую-то западню...</text:p>
        </text:list-item>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7271145" text:continue-numbering="true" text:style-name="диалог">
        <text:list-item>
          <text:p text:style-name="P96">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4"><text:span text:style-name="T5">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span></text:p>
      <text:p text:style-name="P4"><text:span text:style-name="T5">Почему вы? Потому, что были недостаточно внимательны.</text:span></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5"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7"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7"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7289618"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item>
          <text:p text:style-name="P92">Я такого не говорил!</text:p>
        </text:list-item>
      </text:list>
      <text:p text:style-name="P4">Или:</text:p>
      <text:list xml:id="list37292846" text:continue-numbering="true" text:style-name="диалог">
        <text:list-item>
          <text:p text:style-name="P92">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7292178" text:continue-numbering="true" text:style-name="диалог">
        <text:list-item>
          <text:p text:style-name="P92">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7285736" text:continue-numbering="true" text:style-name="диалог">
        <text:list-item>
          <text:p text:style-name="P92">С чего бы это ему причинять мне зло?</text:p>
        </text:list-item>
      </text:list>
      <text:p text:style-name="P4">Во-вторых: он опровергает ваше мнение:</text:p>
      <text:list xml:id="list37290967" text:continue-numbering="true" text:style-name="диалог">
        <text:list-item>
          <text:p text:style-name="P92">Не придумывай! Тебе показалось!</text:p>
        </text:list-item>
      </text:list>
      <text:p text:style-name="P4">В-третьих: этот человек настаивает на своей точке зрения, убеждая в этом вас:</text:p>
      <text:list xml:id="list37288433" text:continue-numbering="true" text:style-name="диалог">
        <text:list-item>
          <text:p text:style-name="P92">Я же знаю, что тебе нравится! Да нравится же! Ну чего ты врешь?!</text:p>
        </text:list-item>
      </text:list>
      <text:p text:style-name="P4">Вы начинаете в себе сомневаться если:</text:p>
      <text:list xml:id="list37262049" text:continue-list="list37278210" text:style-name="список_20_перечисление">
        <text:list-item>
          <text:p text:style-name="P94">вас запугивают и шантажируют: <text:span text:style-name="T2">«Я не буду с тобой разговаривать, если ты продолжишь говорить этот бред!»</text:span></text:p>
        </text:list-item>
        <text:list-item>
          <text:p text:style-name="P94">вас держат в напряжении: <text:span text:style-name="T2">«Ну посмотрим, как ты будешь стараться! Что-то я сомневаюсь!»</text:span></text:p>
        </text:list-item>
        <text:list-item>
          <text:p text:style-name="P94">на вас оказывают давление: <text:span text:style-name="T2">«Если ты это не сделаешь, то значит не любишь меня!»</text:span></text:p>
        </text:list-item>
        <text:list-item>
          <text:p text:style-name="P94">вам внушают: <text:span text:style-name="T2">«Ты понимаешь, что такое говорят только ненормальные!?»</text:span></text:p>
        </text:list-item>
        <text:list-item>
          <text:p text:style-name="P94">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9">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7279244" text:continue-list="list37288433" text:style-name="диалог">
        <text:list-item>
          <text:p text:style-name="P96">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7266311" text:continue-numbering="true" text:style-name="диалог">
        <text:list-item>
          <text:p text:style-name="P96">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0">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4">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4">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7286736" text:continue-numbering="true" text:style-name="диалог">
        <text:list-item>
          <text:p text:style-name="P92">Мне это нравится? — Нет.</text:p>
        </text:list-item>
        <text:list-item>
          <text:p text:style-name="P92">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7266370" text:continue-numbering="true" text:style-name="диалог">
        <text:list-item>
          <text:p text:style-name="P92">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7263804" text:continue-numbering="true" text:style-name="диалог">
        <text:list-item>
          <text:p text:style-name="P92">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9">Это поможет вам увидеть, что вы все сделали правильно и </text:span><text:span text:style-name="T14">стать</text:span><text:span text:style-name="T59">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9">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9">ему</text:span> проникать в ваши мысли. От таких людей я настойчиво <text:span text:style-name="T59">рекомендую</text:span> вам держаться подальше!</text:p>
      <text:h text:style-name="P77"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7268937"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7268457" text:continue-numbering="true" text:style-name="диалог">
        <text:list-item>
          <text:p text:style-name="P92">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7285422" text:continue-numbering="true" text:style-name="диалог">
        <text:list-item>
          <text:p text:style-name="P92">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7285668" text:continue-numbering="true" text:style-name="диалог">
        <text:list-item>
          <text:p text:style-name="P92">Скажи мне, тебе правда неинтересно, в какой школе будет учится твой сын?</text:p>
        </text:list-item>
        <text:list-item>
          <text:p text:style-name="P92">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7" text:outline-level="3">Изоляция жертвы от ее окружения</text:h>
      <text:h text:style-name="P80"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0" text:outline-level="4">2. Он воздействует на ваше мнение о ваших близких.</text:h>
      <text:p text:style-name="P7">Это может быть ваша близкая подруга:</text:p>
      <text:list xml:id="list37280739" text:continue-numbering="true" text:style-name="диалог">
        <text:list-item>
          <text:p text:style-name="P92">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9">каких-то </text:span><text:span text:style-name="T14">не таких</text:span><text:span text:style-name="T45"> </text:span><text:span text:style-name="T14">взглядов Маши. Теперь ваше с ней общение может свестись к минимуму.</text:span></text:p>
      <text:p text:style-name="P14">Это может быть ваш друг:</text:p>
      <text:list xml:id="list37270007" text:continue-numbering="true" text:style-name="диалог">
        <text:list-item>
          <text:p text:style-name="P92">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7280068" text:continue-numbering="true" text:style-name="диалог">
        <text:list-item>
          <text:p text:style-name="P92">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7268336" text:continue-numbering="true" text:style-name="диалог">
        <text:list-item>
          <text:p text:style-name="P113"><text:span text:style-name="T25">Я не хочу, чтобы ты с </text:span><text:span text:style-name="T39">Машей</text:span><text:span text:style-name="T42">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7277345" text:continue-numbering="true" text:style-name="диалог">
        <text:list-item>
          <text:p text:style-name="P92">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7290532" text:continue-numbering="true" text:style-name="диалог">
        <text:list-item>
          <text:p text:style-name="P92">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7"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Text_20_body"><text:soft-page-break/><text:span text:style-name="T25">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span></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7261782" text:continue-numbering="true" text:style-name="диалог">
        <text:list-item>
          <text:p text:style-name="P92">Да сколько можно меня дергать?!</text:p>
        </text:list-item>
      </text:list>
      <text:p text:style-name="P4">Ну и, конечно, он обижается!</text:p>
      <text:h text:style-name="P80"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265343" text:continue-numbering="true" text:style-name="диалог">
        <text:list-item>
          <text:p text:style-name="P92">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7276666" text:continue-numbering="true" text:style-name="диалог">
        <text:list-item>
          <text:p text:style-name="P92">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7281439" text:continue-numbering="true" text:style-name="диалог">
        <text:list-item>
          <text:p text:style-name="P92">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7279015" text:continue-numbering="true" text:style-name="диалог">
        <text:list-item>
          <text:p text:style-name="P92">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7275860" text:continue-numbering="true" text:style-name="диалог">
        <text:list-item>
          <text:p text:style-name="P92">Ты в прошлый раз тоже говорила, что не повторится!</text:p>
          <text:p text:style-name="P83">*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7289966" text:continue-numbering="true" text:style-name="диалог">
        <text:list-item>
          <text:p text:style-name="P92">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7"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7264494" text:continue-numbering="true" text:style-name="диалог">
        <text:list-item>
          <text:p text:style-name="P92">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279987"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7"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267214" text:continue-numbering="true" text:style-name="диалог">
        <text:list-item>
          <text:p text:style-name="P92">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7274806"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text:p>
        </text:list-item>
        <text:list-item>
          <text:p text:style-name="P92">Твой кошелек украли из-за твоей невнимательности!</text:p>
        </text:list-item>
      </text:list>
      <text:p text:style-name="P4">Все подобные примеры подводятся итоговым приговором:</text:p>
      <text:list xml:id="list37280518" text:continue-numbering="true" text:style-name="диалог">
        <text:list-item>
          <text:p text:style-name="P92"><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7287087" text:continue-numbering="true" text:style-name="диалог">
        <text:list-item>
          <text:p text:style-name="P92">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278361" text:continue-numbering="true" text:style-name="диалог">
        <text:list-item>
          <text:p text:style-name="P92">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7271065" text:continue-numbering="true" text:style-name="диалог">
        <text:list-item>
          <text:p text:style-name="P92">То есть, если ты пересолила суп, то позволишь своему мужу ударить тебя?</text:p>
        </text:list-item>
        <text:list-item>
          <text:p text:style-name="P92">Ты хочешь сказать, что украл бы деньги другого человека, если бы увидел у него расстегнутую сумку?</text:p>
        </text:list-item>
        <text:list-item>
          <text:p text:style-name="P92">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7"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0">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7280282" text:continue-numbering="true" text:style-name="диалог">
        <text:list-item>
          <text:p text:style-name="P92">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7285908" text:continue-list="list37262049" text:style-name="список_20_перечисление">
        <text:list-item>
          <text:p text:style-name="P94">либо спор перейдет в русло конструктивного диалога;</text:p>
        </text:list-item>
        <text:list-item>
          <text:p text:style-name="P94">либо он бежит с «поля боя»;</text:p>
        </text:list-item>
        <text:list-item>
          <text:p text:style-name="P94"><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7265383" text:continue-list="list37280282" text:style-name="диалог">
        <text:list-item>
          <text:p text:style-name="P92">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7262362" text:continue-numbering="true" text:style-name="диалог">
        <text:list-item>
          <text:p text:style-name="P92">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7" text:outline-level="3">Л<text:bookmark-start text:name="Patologhichieskaia_lozh___Vviedieniie_v_"/>ожь.</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7282224" text:continue-numbering="true" text:style-name="диалог">
        <text:list-item>
          <text:p text:style-name="P92">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7264087" text:continue-numbering="true" text:style-name="диалог">
        <text:list-item>
          <text:p text:style-name="P92">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283930" text:continue-numbering="true" text:style-name="диалог">
        <text:list-item>
          <text:p text:style-name="P92">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7271769" text:continue-list="list37285908" text:style-name="список_20_перечисление">
        <text:list-item>
          <text:p text:style-name="P114">«альфа-самец» — образ парня, пользующийся успехом у женщин. Хвастун. Умник;</text:p>
        </text:list-item>
        <text:list-item>
          <text:p text:style-name="P114">«парень-жертва» — образ, который вечно ноет о том, как его пилит стерва-девушка;</text:p>
        </text:list-item>
        <text:list-item>
          <text:p text:style-name="P114">«парень-обаяшка» — образ парня, который безумно любит свою девушку и демонстрирует это широкой публике;</text:p>
        </text:list-item>
        <text:list-item>
          <text:p text:style-name="P114">«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4">«парень-бездушная сволочь» — образ «парня-обаяшки», только наедине с вами;</text:p>
        </text:list-item>
        <text:list-item>
          <text:p text:style-name="P114"><text:soft-page-break/>«Великийвсегдаправ!» — маска для получения повиновения. Самодовольный. Пафосный. Бескомпромисный. Категоричный;</text:p>
        </text:list-item>
        <text:list-item>
          <text:p text:style-name="P114">«дельта-самец» — маска для жалости: «Меня никто не понимает», «Я по жизни одиночка»;</text:p>
        </text:list-item>
        <text:list-item>
          <text:p text:style-name="P114">«немой парень» — когда не придумал, что сказать, <text:s/>а сделал вид, что не захотел и приготовился стать исчезнувшим парнем;</text:p>
        </text:list-item>
        <text:list-item>
          <text:p text:style-name="P114">«исчезнувший парень» — когда «немой парень» ушел играть роль «парня-жертвы»;</text:p>
        </text:list-item>
        <text:list-item>
          <text:p text:style-name="P114">«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Text_20_body"><text:span text:style-name="T25">Вся ирония в том, что в силу своей вопиющей слабости, такие люди просто не могут контролировать свои желания.</text:span></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7"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7286010" text:continue-list="list37283930" text:style-name="диалог">
        <text:list-item>
          <text:p text:style-name="P92">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7261754" text:continue-numbering="true" text:style-name="диалог">
        <text:list-item>
          <text:p text:style-name="P92">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7276485" text:continue-numbering="true" text:style-name="диалог">
        <text:list-item>
          <text:p text:style-name="P92">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7266871" text:continue-numbering="true" text:style-name="диалог">
        <text:list-item>
          <text:p text:style-name="P92"><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7266530" text:continue-numbering="true" text:style-name="диалог">
        <text:list-item>
          <text:p text:style-name="P92">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7278920" text:continue-numbering="true" text:style-name="диалог">
        <text:list-item>
          <text:p text:style-name="P92">Ты что, жаловался Маше/Пете на меня?</text:p>
        </text:list-item>
      </text:list>
      <text:p text:style-name="P4">Ну или пристыдить в распускании слухов о вашей паре:</text:p>
      <text:list xml:id="list37288721"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7"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7284794"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7294439" text:continue-numbering="true" text:style-name="диалог">
        <text:list-item>
          <text:p text:style-name="P92">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7262044" text:continue-numbering="true" text:style-name="диалог">
        <text:list-item>
          <text:p text:style-name="P92">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72845471" text:continue-numbering="true" text:style-name="диалог">
        <text:list-item>
          <text:p text:style-name="P92">Ты такая красивая! Фу!</text:p>
        </text:list-item>
        <text:list-item>
          <text:p text:style-name="P92">Да, ты права, но... <text:span text:style-name="T46">[</text:span><text:span text:style-name="T15">ты не права</text:span><text:span text:style-name="T46">]</text:span><text:span text:style-name="T45">.</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286708" text:continue-numbering="true" text:style-name="диалог">
        <text:list-item>
          <text:p text:style-name="P92">Ты все придумываешь. Я такого не говорил...</text:p>
        </text:list-item>
      </text:list>
      <text:p text:style-name="P4">Потом висхолдинг:</text:p>
      <text:list xml:id="list37288616"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7277283" text:continue-numbering="true" text:style-name="диалог">
        <text:list-item>
          <text:p text:style-name="P92">Вчера ты тоже говорила, что не хочешь ругаться, но, тем не менее мы поругались...</text:p>
        </text:list-item>
      </text:list>
      <text:p text:style-name="P4">Конечно, без триангуляции никуда:</text:p>
      <text:list xml:id="list37285789" text:continue-numbering="true" text:style-name="диалог">
        <text:list-item>
          <text:p text:style-name="P92">Да все говорят, что ты просто неурав­новешенная...</text:p>
        </text:list-item>
      </text:list>
      <text:p text:style-name="P4">И в заключение, виктимблейминг:</text:p>
      <text:list xml:id="list37283487" text:continue-numbering="true" text:style-name="диалог">
        <text:list-item>
          <text:p text:style-name="P92">Хватит ныть! Сидела бы молча — ничего бы этого не было!..</text:p>
        </text:list-item>
      </text:list>
      <text:p text:style-name="P52">*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7265853" text:continue-numbering="true" text:style-name="диалог">
        <text:list-item>
          <text:p text:style-name="P92">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7273442" text:continue-numbering="true" text:style-name="диалог">
        <text:list-item>
          <text:p text:style-name="P92">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7268257" text:continue-numbering="true" text:style-name="диалог">
        <text:list-item>
          <text:p text:style-name="P92">Если ты пригласишь всех друзей, то это вызовет дискомфорт.</text:p>
        </text:list-item>
      </text:list>
      <text:p text:style-name="P4">То есть:</text:p>
      <text:list xml:id="list37274826" text:continue-numbering="true" text:style-name="диалог">
        <text:list-item>
          <text:p text:style-name="P92"><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7265486" text:continue-numbering="true" text:style-name="диалог">
        <text:list-item>
          <text:p text:style-name="P92">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263036" text:continue-numbering="true" text:style-name="диалог">
        <text:list-item>
          <text:p text:style-name="P92">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text:soft-page-break/>Ей только обнимашки и нужны! / Она вообще не обращает на меня внимание!</text:p>
        </text:list-item>
        <text:list-item>
          <text:p text:style-name="P92">Мне нравятся умные девушки! / Ты что думаешь, что ты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1"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278018" text:continue-numbering="true" text:style-name="диалог">
        <text:list-item>
          <text:p text:style-name="P113"><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2">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7281340"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1"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7">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7">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7">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7289952" text:continue-numbering="true" text:style-name="диалог">
        <text:list-item>
          <text:p text:style-name="P99">Ого, сколько нежности! Всегда бы так!</text:p>
        </text:list-item>
        <text:list-item>
          <text:p text:style-name="P99">Ммм... спасибо, милый! Ты настоящий джентльмен! Если бы еще дома так себя вел, то цены бы тебе не было!</text:p>
        </text:list-item>
        <text:list-item>
          <text:p text:style-name="P103"><text:span text:style-name="T11">Ты что, рисуешься перед друзьями?</text:span>!</text:p>
        </text:list-item>
        <text:list-item>
          <text:p text:style-name="P99">Ой, а я уже и забыла, как цветы пахнут!</text:p>
        </text:list-item>
      </text:list>
      <text:p text:style-name="P17">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7">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7">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7">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7"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1"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19">«Если мне нравится то, что ты делаешь, тебя ждет награда.»</text:p>
      <text:p text:style-name="P4">У положительного подкрепления есть несколько, так сказать, направлений:</text:p>
      <text:list xml:id="list37291696" text:continue-list="list1925860359481747746" text:style-name="List_20_4">
        <text:list-item text:start-value="1">
          <text:p text:style-name="P134"><text:span text:style-name="T25">Стимуляция жертвы на действия путем поощрения за выполнение обязанностей манипулятора.</text:span></text:p>
        </text:list-item>
      </text:list>
      <text:list xml:id="list37265101" text:continue-list="list37289952"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7274063" text:continue-list="list37291696" text:style-name="List_20_4">
        <text:list-item>
          <text:p text:style-name="P134"><text:span text:style-name="T25">Стимуляция жертвы на действия путем благодарности за то, что жертва выполнила свои обязанности.</text:span></text:p>
        </text:list-item>
      </text:list>
      <text:list xml:id="list37290987" text:continue-list="list37265101" text:style-name="диалог">
        <text:list-item>
          <text:p text:style-name="P92">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7270684" text:continue-list="list37274063" text:style-name="List_20_4">
        <text:list-item>
          <text:p text:style-name="P134"><text:span text:style-name="T25">Стимуляция жертвы на действия путем требований ответной реакции на его действия.</text:span></text:p>
        </text:list-item>
      </text:list>
      <text:list xml:id="list37262376" text:continue-list="list37290987"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280923" text:continue-numbering="true" text:style-name="диалог">
        <text:list-item>
          <text:p text:style-name="P92">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7280305" text:continue-list="list37270684" text:style-name="List_20_4">
        <text:list-item>
          <text:p text:style-name="P134"><text:soft-page-break/><text:span text:style-name="T25">Стимуляция жертвы путем похвалы на самостоятельное выполнение общих обязанностей.</text:span></text:p>
        </text:list-item>
      </text:list>
      <text:list xml:id="list37287951" text:continue-list="list37280923"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list xml:id="list37275719" text:continue-list="list37280305" text:style-name="List_20_4">
        <text:list-item>
          <text:p text:style-name="P134"><text:span text:style-name="T25">Сглаживание последствий негативного поведения абьюзера.</text:span></text:p>
        </text:list-item>
      </text:list>
      <text:list xml:id="list37277982" text:continue-list="list37287951" text:style-name="диалог">
        <text:list-item>
          <text:p text:style-name="P92">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2"><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7266769" text:continue-numbering="true" text:style-name="диалог">
        <text:list-item>
          <text:p text:style-name="P92">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1"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19">«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7292798" text:continue-numbering="true" text:style-name="диалог">
        <text:list-item>
          <text:p text:style-name="P92">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283802" text:continue-numbering="true" text:style-name="диалог">
        <text:list-item>
          <text:p text:style-name="P92"><text:soft-page-break/>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7276057" text:continue-numbering="true" text:style-name="диалог">
        <text:list-item>
          <text:p text:style-name="P92">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7262746" text:continue-numbering="true" text:style-name="диалог">
        <text:list-item>
          <text:p text:style-name="P92">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293900"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7270721" text:continue-numbering="true" text:style-name="диалог">
        <text:list-item>
          <text:p text:style-name="P92">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1"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19">«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7276082" text:continue-numbering="true" text:style-name="диалог">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7291038" text:continue-numbering="true" text:style-name="диалог">
        <text:list-item>
          <text:p text:style-name="P92">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293458" text:continue-numbering="true" text:style-name="диалог">
        <text:list-item>
          <text:p text:style-name="P92">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1"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19">«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это самое противоречивое поведение. Если вам удасть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7263816" text:continue-numbering="true" text:style-name="диалог">
        <text:list-item>
          <text:p text:style-name="P92">Руки убери! Что ты себе позволяешь?!</text:p>
        </text:list-item>
      </text:list>
      <text:p text:style-name="P4">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м пора бежать как можно быстрее! Лучше не будет!</text:p>
      <text:h text:style-name="P77" text:outline-level="3"><text:bookmark-start text:name="Postoiannyie_zhaloby_"/>Постоянные жалобы<text:bookmark-end text:name="Postoiannyie_zhaloby_"/></text:h>
      <text:p text:style-name="P4">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4">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иполучить над ним власть.</text:p>
      <text:p text:style-name="P4">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4">Причины такого поведения кроются в недостатке внимания. Он демонстрирует свою боль, рассчитывая на поддержку добродушной половинки, чем держит возле себя жертву.</text:p>
      <text:p text:style-name="P4">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4">Пожалуй, я включу сюда еще один момент — жажда внимания. Рассмотрим сразу две формулировки:</text:p>
      <text:list xml:id="list37274470"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4">В приказном тоне или же в качестве обвинения — это жалоба.</text:p>
      <text:p text:style-name="P4">Вы, в коем-то веке, собрались с подругами — он вам без конца звонит. Вы чем-то заняты, но он вас зовет, а если вы не подходите — обижается...</text:p>
      <text:p text:style-name="P4">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 и прибежать по первому зову.</text:p>
      <text:p text:style-name="Subtitle">* * *</text:p>
      <text:p text:style-name="P4">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text:p>
      <text:p text:style-name="P4">Этими приемами, зачастую, пользуются сами манипуляторы, люди невосприимчивые к манипуляциям и делают они это подсознательно.</text:p>
      <text:p text:style-name="P4">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4"><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4">Вам понадобится чуток равнодушия и подход с юмором:</text:p>
      <text:list xml:id="list37274632"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Если тебе сильно надо — подойди сам.</text:p>
        </text:list-item>
      </text:list>
      <text:p text:style-name="P4">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77"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5"> </text:span><text:span text:style-name="T14">н</text:span>еряшливость.</text:h>
      <text:p text:style-name="P4">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4"><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text:p>
      <text:p text:style-name="P4">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4">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Попробуйте осторожно намекать, например, если он закинул одежду в которой был на пикнике в шкаф к чистым вещам:</text:p>
      <text:list xml:id="list37277985" text:continue-numbering="true" text:style-name="диалог">
        <text:list-item>
          <text:p text:style-name="P92">Фу, чем это так пахнет? Дорогой, это что, от тебя? Да ты у меня вонючка!</text:p>
        </text:list-item>
      </text:list>
      <text:p text:style-name="P4">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1"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4">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7">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7">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7">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7">В отношениях с маниакальным чистюлей этого недостаточно.</text:p>
      <text:p text:style-name="P17">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7">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7">Также, чрезмерная приверженность к чистоте может свидетельствовать о наличии таких качеств, как:</text:p>
      <text:list xml:id="list3376471842557514461" text:style-name="L4">
        <text:list-item>
          <text:p text:style-name="P136"><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как считал Фрейд, хотя многие современные </text:span><text:span text:style-name="T11">психоаналитики </text:span><text:span text:style-name="T11">склонны считать, что неудовлетворенность необязательно должна быть сексуальной;</text:span></text:p>
        </text:list-item>
        <text:list-item>
          <text:p text:style-name="P100"><text:soft-page-break/><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0"><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0"><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7">Но что же делать вам, если именно от вас требуют идеальной чистоты в доме?</text:p>
      <text:p text:style-name="P17">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4"><text:span text:style-name="T11">Вы не слуга! </text:span>Это первое и главное, что нужно усвоить!</text:p>
      <text:p text:style-name="P4">Если ваш партнер хочет видеть идеальный порядок — пусть наводит его сам.</text:p>
      <text:p text:style-name="P4">Помните, что всякая чистота относительна. Капля воды на рукомойнике не вырастет в грибковое чудовище и не <text:soft-page-break/>съест всех в доме. Другое дело, если под диваном полгода лежит кусок пиццы или вонючие носки висят на торшере.</text:p>
      <text:p text:style-name="P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4">Надо — делай сам. Точка.</text:p>
      <text:p text:style-name="P4">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77" text:outline-level="3"><text:bookmark-start text:name="Nieghliekt_"/>Неглект<text:bookmark-end text:name="Nieghliekt_"/></text:h>
      <text:p text:style-name="P68"/>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7215536347292625550" text:style-name="L5">
        <text:list-item>
          <text:p text:style-name="P137"><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пользуясь своей властью может просто запретить жертве принимать лекарства и ходить на приемы к врачам, мол лекарства — сплошная химия, а врачи <text:soft-page-break/>только деньги дерут и живут на откаты: «Я тебя и больной любить буду!»;</text:p>
        </text:list-item>
        <text:list-item>
          <text:p text:style-name="P10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4">Найдите в себе силы отказаться от его «плюшек». Требуйте от него заботу или ищите ее в другом месте.</text:p>
      <text:list xml:id="list37267089" text:continue-list="list37277985"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выздоровела?</text:p>
        </text:list-item>
        <text:list-item>
          <text:p text:style-name="P92">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4">Это будет ваше преимущество перед ним, ведь доктор, скорее всего, начнет осуждать его методы лечения при вас.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подобное отношение или, хотя бы, намеки, то вам НЕОБХОДИМО ОБРАТИТЬСЯ ЗА ПОМОЩЬЮ К ПОСТОРОННИМ!!!</text:p>
      <text:p text:style-name="Text_20_body"><text:span text:style-name="T25">Это не шутка, так как </text:span><text:span text:style-name="_31__20_Text"><text:span text:style-name="T25">неглект может стать причиной смерти жертвы</text:span></text:span><text:span text:style-name="T25">. Если у вас, по каким-то причинам, нет </text:span><text:span text:style-name="T25">возможности обратиться к близким или знакомым — звоните на горячие линии, обращайтесь в центры помощи, гово</text:span><text:soft-page-break/><text:span text:style-name="T25">рите, что вы подвергаетесь физическому насилию и вам нужна помощь!</text:span></text:p>
      <text:h text:style-name="P77"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Пожалуй этот раздел для меня самый тяжелый. Как лучше — описать прямо и вкратце, или расписать подробно? Как это сделать?</text:p>
      <text:p text:style-name="P4">Для многих измена — это самый настоящий удар. Удар по самолюбию. Жизнь после измены никогда не станет прежней.</text:p>
      <text:p text:style-name="P4">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37286682"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4">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ность существует. Точнее — на словах. Мы ведь все пре<text:soft-page-break/>красно понимаем, что говорить легко. Но на деле все это может обернуться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4">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4">Говорить об изменах — все равно, что водить вилами по воде — бессмысленно. Что тут скажешь, когда дело сделано?..</text:p>
      <text:p text:style-name="P4">Я, например, не понимаю, как можно делиться своим мужчиной. Не понимаю, и то, как можно делить себя на нескольких мужчин одновременно. 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Так чем же банальная слабость отличается от деструктива?</text:p>
      <text:p text:style-name="P4">Слабость. Не смог устоять.</text:p>
      <text:p text:style-name="P4">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4"><text:soft-page-break/>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4">К сожалению, в парах такое встречается очень часто.</text:p>
      <text:p text:style-name="P4">В деструктивных отношениях все происходит несколько иначе.</text:p>
      <text:p text:style-name="P4">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 иначе бы ушли от его.</text:p>
      <text:p text:style-name="P4">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закрывая глаза на аморальность его поступков.</text:p>
      <text:p text:style-name="P4">Женщина — это отражение мужчины. Это факт, с которым, кто еще не с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4">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убивает в ней всю женственность и шарм. Ее душат постоянные упреки и сомнения в ней.</text:p>
      <text:p text:style-name="P4">Так... я обещала не повторяться.</text:p>
      <text:p text:style-name="P4"><text:soft-page-break/>На «выходе» мы получаем <text:span text:style-name="T2">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4">Уничтожив вашу самооценку, начинается процесс добивания. Он выбрал вас и высказывает свое недовольство вами, чем демонстрирует неуважение к собственному выбору.</text:p>
      <text:p text:style-name="P4">Он выбирает рубашку — ставит на ней пятно. Мозгов не хватает отстирать его и он эту рубашку выбрасывает: «Плохая некачественная рубашка!»</text:p>
      <text:p text:style-name="P4">Он покупает молоко. Забывает про него — оно скисает. Он выливает его: «Отвратительное молоко!»</text:p>
      <text:p text:style-name="P4">Он покупает себе ботинки. Хорошие кожаные качественные ботинки. Занашивает их до дыр и выбрасывает их: «Подделка!»</text:p>
      <text:p text:style-name="P4">Он выбирает женщину. Пользуется ей. Не заботится о ней. Обижает ее, может даже бьет, а потом бросает ее: «Разве это баба?! Вот Машка — вот это баба!»</text:p>
      <text:p text:style-name="P4">И начинается процесс замены.</text:p>
      <text:p text:style-name="P4">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склоняюсь к тому, что изменял. Слишком он низок в своих поступках, и туп во вранье. Но — за руку пойманным не был.</text:p>
      <text:p text:style-name="P4"><text:soft-page-break/>Если вы не понимаете, к чему я веду, то совсем скоро поймете.</text:p>
      <text:p text:style-name="P4">Из названия понятно, что есть два варианта развития событий в отношениях с абьюзером — трио и право на измену. О нормальном не говорю. Не тот случай. Они могут идти по очереди, а могут и параллельно друг-другу. Но всегда — вы об этом знаете.</text:p>
      <text:p text:style-name="P48">* * *</text:p>
      <text:p text:style-name="P4">Начнем с измены.</text:p>
      <text:p text:style-name="P4">Вся соль в том, что вы о ней знаете. Возможно, он вам рассказывает сам о сво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4">Беда печаль.</text:p>
      <text:p text:style-name="P4">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4">Так вот. Вы такие уже родненькие, что он вдруг считает, что имеет право пойти налево. И начинает давить.</text:p>
      <text:h text:style-name="Heading_20_4" text:outline-level="4">Вариант измены 1. <text:s/>Ничто не предвещало беды</text:h>
      <text:p text:style-name="P7"><text:soft-page-break/>Вы узнаёте об измене либо случайно, либо «типа» случайно. Обязательно в тот момент, когда у вас все хорошо!</text:p>
      <text:p text:style-name="P7">Для вас это удар. Полное опустошение. Вы не можете в это поверить. Слезы-сопли. Крики и отчаянные попытки заставить его объясниться. Вы в шоке.</text:p>
      <text:p text:style-name="P7">А в шоке от того, что он не видит в этом проблемы.</text:p>
      <text:list xml:id="list37264947" text:continue-numbering="true" text:style-name="диалог">
        <text:list-item>
          <text:p text:style-name="P109">Что здесь такого? Я же тебя люблю! А она для меня ничего не значит!</text:p>
        </text:list-item>
        <text:list-item>
          <text:p text:style-name="P109">Ну перепихнулся, ну и что здесь такого?!...</text:p>
        </text:list-item>
      </text:list>
      <text:p text:style-name="P7">Или, как было в моем случае — бросил самым жестоким образом, погулял и вернулся, мол — жить без тебя не могу.</text:p>
      <text:p text:style-name="P7">Все было хорошо, а потом, как вы помните:</text:p>
      <text:list xml:id="list37274945" text:continue-numbering="true" text:style-name="диалог">
        <text:list-item>
          <text:p text:style-name="P109">Не имеет значения, что произошло в тот момент, когда люди были, как бы, не вместе...</text:p>
        </text:list-item>
        <text:list-item>
          <text:p text:style-name="P109">Да, я трахаться хотел! Мне было плохо!.. Зато теперь я все понял и моя любовь к тебе стала еще крепче!</text:p>
        </text:list-item>
      </text:list>
      <text:p text:style-name="P7">А знаете, что самое интересное? Он будет повторять подобные вещи с совершенно спокойным выражением лица. Типа:</text:p>
      <text:list xml:id="list37291976" text:continue-numbering="true" text:style-name="диалог">
        <text:list-item>
          <text:p text:style-name="P109">Подумаешь, кружку разбил. На счастье...</text:p>
        </text:list-item>
      </text:list>
      <text:p text:style-name="P7">Он продемонстрирует вам, что ничего такого не произошло. Ни-че-го! А вы поверите. После долгой, подобного рода, обработке.</text:p>
      <text:p text:style-name="P7">Кодирование. Такой метод означает, что вам много-много раз повторят, что это нормально. Что все мужчины <text:soft-page-break/>полигамны. Что такое случается сплошь и рядом. И вы просто смиритесь с этим.</text:p>
      <text:p text:style-name="P7">—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измены 2. Ну мааам</text:h>
      <text:p text:style-name="P4">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4">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4">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4">Нового тела. Новых ощущений. Новых побед. Но — вас он терять не хочет. Он же любит вас! Сильно любит! Вы дорогой ему человек. И говорит он это, потому что не хочет <text:soft-page-break/>ЧТОБ ВЫ СТРАДАЛИ! Ваши отношения ведь на доверии строятся...</text:p>
      <text:p text:style-name="P4">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4">Здорово придумал, да?</text:p>
      <text:p text:style-name="P4">Неа, не прокатит. То, о чем вы сейчас подумали — не прокатит. Он не разрешит вам сделать что-либо подобное. Даже не пытайтесь!</text:p>
      <text:p text:style-name="P4">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4">Есть конечно и еще один вариант — он вам разрешит. И вот это для вас будет очень плохо.</text:p>
      <text:p text:style-name="P4">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4">В последнем случае его ответ будет означать самый настоящий конец вашим отношениям. Его согласие на вашу «измену» будет свидетельствовать о том, что ему на вас наплевать. И поверьте мне, вас это расстроит больше, чем его измена.</text:p>
      <text:p text:style-name="P4"><text:soft-page-break/>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4">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4">А ведь вы не сможете.</text:p>
      <text:p text:style-name="P4">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4">Хм, кажется я повторяюсь...</text:p>
      <text:p text:style-name="P4">Так вот — это конец.</text:p>
      <text:list xml:id="list37275403"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4">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4">Он ясно даст понять, либо же поставит перед фактом — ему это надо, мол, не нравится — на коридор. Дверь там.</text:p>
      <text:p text:style-name="P4">Он считает свое поведение абсолютно нормальным:</text:p>
      <text:list xml:id="list37268207" text:continue-numbering="true" text:style-name="диалог">
        <text:list-item>
          <text:p text:style-name="P92"><text:soft-page-break/>А чё?!</text:p>
        </text:list-item>
      </text:list>
      <text:p text:style-name="P4">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4">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измены 3. Я уже взрослый</text:h>
      <text:p text:style-name="P4">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4">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4">Он созванивается и переписывается с новыми пассиями не шифруясь.</text:p>
      <text:list xml:id="list37271484" text:continue-numbering="true" text:style-name="диалог">
        <text:list-item>
          <text:p text:style-name="P109">Это мои подружки!</text:p>
        </text:list-item>
      </text:list>
      <text:p text:style-name="P4">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4"><text:soft-page-break/>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4">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4">Тут мне, к сожалению, добавить больше нечего. Или к счастью...</text:p>
      <text:p text:style-name="P4">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4">Но бывает и так, что он на уровне демонстрации, якобы с вами считается. В таких случаях в делах любовных происходит все несколько иначе. Он «заботится» о вас, о ваших отношениях, о вашей интимной жизни...</text:p>
      <text:p text:style-name="P4">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чтобы отыметь вас по очереди.</text:p>
      <text:p text:style-name="P4">Да, дальше речь пойдет о трио в постели.</text:p>
      <text:p text:style-name="P4"><text:soft-page-break/>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4">Он преподнесет такие идеи, как что-то очень любопытное и интересное.</text:p>
      <text:list xml:id="list37277605" text:continue-numbering="true" text:style-name="диалог">
        <text:list-item>
          <text:p text:style-name="P92">Слууушай, а давай... А?!</text:p>
        </text:list-item>
      </text:list>
      <text:p text:style-name="P4">Он даже может это преподнести, как предложение сделать еще один серьезный шаг, перейти на новый уровень.</text:p>
      <text:list xml:id="list37279215" text:continue-numbering="true" text:style-name="диалог">
        <text:list-item>
          <text:p text:style-name="P92">Я думаю, что мы готовы к этому...</text:p>
        </text:list-item>
      </text:list>
      <text:p text:style-name="P4">Вы встречались. Потом начали жить вместе. Теперь «это». Ваши отношения, хотите вы этого или нет — набирают новые обороты.</text:p>
      <text:p text:style-name="P4">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7289515" text:continue-numbering="true" text:style-name="диалог">
        <text:list-item>
          <text:p text:style-name="P92">Я, — говорит, — просто посижу и посмотрю на вас!</text:p>
        </text:list-item>
      </text:list>
      <text:p text:style-name="P4">Весело, да?</text:p>
      <text:p text:style-name="P4">Я, конечно, отшучивалась, говорила, мол, что, мне тоже интересно попробовать... только с мальчиком. У него такие глаза были! Столько возмущений!..</text:p>
      <text:p text:style-name="P4">Конечно, ведь девочка в постели — это ничего. Подумаешь, ведь она такая же как и вы. 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4"><text:soft-page-break/>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8">* * *</text:p>
      <text:p text:style-name="P4">Да, виноваты в любом случае будете вы. При совершенно исключительно любом исходе. Но что же этим своим поведением хочет сказать ваш партнер?</text:p>
      <text:p text:style-name="P4">Он не спрашивает вас о ваших желаниях, о ваших предпочтениях. И не спросит. Он уверен, что вас все устраивает. Ну конечно! Он ведь такой завидный жених. 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4">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4">Но цель одна — выбить вас из колеи.</text:p>
      <text:p text:style-name="P4">Его отношение к вам материально. Ничего духовного в его чувствах нет. Вы — вещь. Такая же вещь как и все остальные женщины, которые были или будут в его жизни. <text:soft-page-break/>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4">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указали?</text:p>
      <text:p text:style-name="P4">Вы не единственная в его жизни. Вы вообще никто. У вас все плохо. И не у вас обоих, а у вас лично. А самое обидное то, что дальше будет только хуже.</text:p>
      <text:p text:style-name="P4">Вас активно ломают, прогибают под свои аморальные идеи, садятся вам на голову. И все это прячут за маской нормальности. «Нормальности».</text:p>
      <text:list xml:id="list37266589" text:continue-numbering="true" text:style-name="диалог">
        <text:list-item>
          <text:p text:style-name="P92">Что здесь такого? — слышите вы в ответ на все ваши возмущения. — Мы же современные люди!</text:p>
        </text:list-item>
      </text:list>
      <text:p text:style-name="P4">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4">Усвоите это сейчас, избавите себя от этих отношений — все наладится. Не нужно быть пессимистом, но нужно гото<text:soft-page-break/>виться к любому исходу, раз уж вы попались в сети к абьюзеру.</text:p>
      <text:p text:style-name="P4">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4">Я призываю вас мне поверить. Если он заговорил, намекнул или хотя бы пошутил на эту тему — он вам изменит. Можете даже не сомневаться в этом.</text:p>
      <text:p text:style-name="P4">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4">Это была Иллюзия с большой буквы! Это было очевидным фактом с самого первого раза, как я стала свидетелем разговора с его его друзьями:</text:p>
      <text:list xml:id="list37266063" text:continue-numbering="true" text:style-name="диалог">
        <text:list-item>
          <text:p text:style-name="P92">Измена — это искусство сделать так, чтоб о ней никто не узнал!</text:p>
        </text:list-item>
      </text:list>
      <text:p text:style-name="P4">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4">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в пизду» <text:span text:style-name="T65">©</text:span>, рассказывая всем, насколько вы плохая.</text:p>
      <text:p text:style-name="P4">Это еще один метод пошатнуть вашу уверенность в себе. Точнее, уничтожить ее к чертям. Если вы, как и я, не <text:soft-page-break/>ревнивая, то вам, наверное, даже смешно от таких попыток «самоутвердиться». А вот если вы, все же, испытываете ревность, то вам, стало быть, тяжко придется.</text:p>
      <text:p text:style-name="P4">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оказалась. Мне было некому ответить на мои вопросы, к сожалению. Но я справилась. А если у меня получилось, то и у вас получится! Верьте в это, потому что это правда!</text:p>
      <text:h text:style-name="P77" text:outline-level="3">Нарциссизм</text:h>
      <text:p text:style-name="P4">Отношения с нарциссом, как вы понимаете, ничего хорошего жертве не приносят. <text:span text:style-name="T14">Помимо</text:span> опустошения и дискомфорта, у жертвы развиваются комплексы и падает самооценка. Нарцисс, как деструктивная личность, не способен к взаимопоощрению.</text:p>
      <text:p text:style-name="P4">Как я уже говорила, действия манипулятора можно описать в трех действиях: идеализация — обесценивание — утилизация. Где <text:span text:style-name="T2">идеализация</text:span> — это признание вас и ваших достоинств; <text:span text:style-name="T2">обесценивание</text:span> начинается, как только абьюзер заметил в вас недостатки, при чем это может быть что угодно — от неправильного прикуса до странного почерка, после чего наступает процесс <text:span text:style-name="T2">утилизации</text:span> жертвы, как предмета, который больше не пригодится.</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P4">«Ты выйдешь за меня замуж!?» / «Если бы не твое поведение, мы бы уже давно поженились...»</text:p>
      <text:p text:style-name="P4"><text:span text:style-name="T14">Если представить планку на уровне </text:span><text:span text:style-name="T45">плинтуса</text:span><text:span text:style-name="T14">, то его моральные способности находятся где-то на том же уровне. Чтобы чувствовать себя выше, он опустит вас </text:span><text:span text:style-name="T15">ниже </text:span><text:span text:style-name="T19">этого </text:span><text:soft-page-break/><text:span text:style-name="T19">уровня</text:span><text:span text:style-name="T60">. </text:span><text:span text:style-name="T19">У</text:span><text:span text:style-name="T60">ровень </text:span><text:span text:style-name="T19">его моральных качеств </text:span><text:span text:style-name="T60">не изменится, но стоит вам поверить его замечания</text:span><text:span text:style-name="T19">м</text:span><text:span text:style-name="T60">, </text:span><text:span text:style-name="T19">как </text:span><text:span text:style-name="T60">он уже стоит на ступеньку выше в</text:span><text:span text:style-name="T19">ас</text:span><text:span text:style-name="T60">.</text:span></text:p>
      <text:p text:style-name="Subtitle"><text:span text:style-name="T60">* * *</text:span></text:p>
      <text:p text:style-name="P4">Перестаньте служить!</text:p>
      <text:p text:style-name="P4">Его лицемерие очевидно, ведь он все еще с вами. Он сознательно не ставит точку в ваших отношениях. Он требует, ничего не отдавая взамен. Перевоспитывает вас под себя. Отменяет вас. Опустошает своими странными замечаниями. Но не бросает.</text:p>
      <text:p text:style-name="P4">Он заставляет вас ему служить. Он чувствует и всячески демонстрирует свое превосходство над вами, превращая ваши достоинства в недостатки и высмеивая их. Как бы вы не старались, объективности от него вы не добьетесь. Это не тот случай. Это не тот человек.</text:p>
      <text:p text:style-name="P4">Рядом с ним вы всегда будете чувствовать себя странно. Именно странно! Вам не по себе откровенничать с ним. Вам стыдно перед ним за свои желания. Вы сто раз подумаете, прежде чем попросить у него помощи, ведь вы уже знаете, чем это обернется для вас.</text:p>
      <text:p text:style-name="P4">Все, что вам остается — это постоянное напряженное ожидание уже предсказуемых для вас упреков.</text:p>
      <text:p text:style-name="P141">ввв</text:p>
      <text:h text:style-name="P77"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4"><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4"><text:span text:style-name="T10">Противостояние</text:span>:</text:p>
      <text:p text:style-name="P4">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77"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7267677"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3">Если ты поймешь, что история заканчивается здесь — да будет так.</text:p>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4">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4">Оно вам надо?</text:p>
      <text:p text:style-name="P18">Противостояние<text:span text:style-name="T11">:</text:span></text:p>
      <text:p text:style-name="P17">Не возвращайтесь!</text:p>
      <text:h text:style-name="P77" text:outline-level="3">Манипуляция разрывом<text:bookmark text:name="Zaiavlieniie_o_razryvie_otnoshienii_"/></text:h>
      <text:p text:style-name="P4">У вас все хорошо, или наконец наладилось после последней ссоры, но вдруг вам объявляют, что вас бросают:</text:p>
      <text:list xml:id="list37280190" text:continue-numbering="true" text:style-name="диалог">
        <text:list-item>
          <text:p text:style-name="P92">Так будет лучше для нас.</text:p>
        </text:list-item>
      </text:list>
      <text:p text:style-name="P4">Или:</text:p>
      <text:list xml:id="list37285691" text:continue-numbering="true" text:style-name="диалог">
        <text:list-item>
          <text:p text:style-name="P92">Так больше не может продолжаться, ведь ты...</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4">Второй тип, как я, и, стало быть — вы, кто поддается влиянию и становится марионеткой. Есть третий тип людей — манипуляторы.</text:p>
      <text:p text:style-name="P4">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4">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4"><text:soft-page-break/>Вам внушали, что нужно быть лучше. И вы снова и снова разрушали себя с его подачи, но — самостоятельно.</text:p>
      <text:p text:style-name="P4">Вот так будет и в его следующих отношениях, к сожалению для его новой жертвы.</text:p>
      <text:p text:style-name="P4">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text:span text:style-name="T10">Противостояние</text:span>:</text:p>
      <text:p text:style-name="P4">Хотите, чтоб вам стало лучше?</text:p>
      <text:p text:style-name="P4">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4">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4">Вы хороший человек, такой же, как и новая жертва. Он таких и выбирает — хороших.</text:p>
      <text:p text:style-name="P4"><text:soft-page-break/>Разрыв с абьюзером — освобождение для вас. А его новая жертва... Скажите ей спасибо и пожалейте ее, ведь ее ждет то же самое, что и вас.</text:p>
      <text:p text:style-name="P4">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4">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3"/>
      <text:h text:style-name="Heading_20_3" text:outline-level="3">Универсальные способы противостояния манипуляции.</text:h>
      <text:p text:style-name="P25">(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4">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4">Предлагаю вашему вниманию результат его неоценимых трудов!</text:p>
      <text:list xml:id="list37264412" text:continue-list="list37284042" text:style-name="List_20_1">
        <text:list-item text:start-value="1">
          <text:p text:style-name="P138">Недоверие.</text:p>
          <text:p text:style-name="P13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8">Избегание источников раздражителя.</text:p>
          <text:p text:style-name="P13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8">Ирония, подход с юмором.</text:p>
          <text:p text:style-name="P139"><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8">Мнимое непонимание.</text:p>
          <text:p text:style-name="P13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8">Критичность мышления.</text:p>
          <text:p text:style-name="P13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8">Возможность выбора.</text:p>
          <text:p text:style-name="P13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8">Наличие времени на обдумывание.</text:p>
          <text:p text:style-name="P13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8">Уверенность в себе и больше смелости.</text:p>
          <text:p text:style-name="P139"><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8">Самодостаточность.</text:p>
          <text:p text:style-name="P90"><text:span text:style-name="T58">C </text:span><text:span text:style-name="T56">чувством </text:span><text:span text:style-name="T5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6"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4">Сочувствие, стыд, сожаление, умение осваивать полученный опыт, чувство вины и ответственности — понятия, которые психопаты не проживают, а <text:span text:style-name="T2">изображают</text:span>, в связи отсутствием у них высших моральных чувств — совести.</text:p>
      <text:p text:style-name="P4">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46">dis – </text:span><text:span text:style-name="T15">отрицание, затруднение, </text:span><text:span text:style-name="T46">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4">Золотая середина — основа любого воспитания. Однако воспитание, в котором присутствуют <text:span text:style-name="T2">крайности</text:span>, может оказать травмирующий эффект на развитие личности ребенка. Вот мы и подошли к развязке: <text:span text:style-name="T2">переизбыток</text:span> или <text:span text:style-name="T2">недостаток</text:span> тех или иных аспектов воспитания могут нанести детям <text:span text:style-name="T14">серьезные </text:span>психологические травмы.</text:p>
      <text:p text:style-name="P4">Предлагаю вашему вниманию краткий список возможных причин развития патологии характера:</text:p>
      <text:list xml:id="list37280872" text:continue-list="list37264412" text:style-name="List_20_1">
        <text:list-item text:start-value="1">
          <text:p text:style-name="P111">Контроль</text:p>
          <text:list>
            <text:list-item>
              <text:p text:style-name="P93"><text:span text:style-name="T10">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4">Последствия<text:span text:style-name="T11">:</text:span></text:p>
              <text:p text:style-name="P110"><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5">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4">Последствия:</text:p>
              <text:p text:style-name="P101">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2">Наказание</text:p>
          <text:list>
            <text:list-item>
              <text:p text:style-name="P101"><text:span text:style-name="T10">Слишком строгие наказания</text:span>:</text:p>
              <text:p text:style-name="P101"><text:soft-page-break/>Воспитание запугиванием, лишениями, шантажом, криками, унижениями, избиениями. Стиль воспитания - «Око за око».</text:p>
              <text:p text:style-name="P101"><text:span text:style-name="T10">Последствия</text:span>:</text:p>
              <text:p text:style-name="P101">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4">Безнаказанность<text:span text:style-name="T11">:</text:span></text:p>
              <text:p text:style-name="P101">Абсолютное отсутствие наказания в воспитании, игнорирование плохого поведения ребенка, поощрение за плохое поведения:</text:p>
              <text:p text:style-name="P101">— На, только не плачь (На, только заткнись)!</text:p>
              <text:p text:style-name="P104">Последствия<text:span text:style-name="T11">:</text:span></text:p>
              <text:p text:style-name="P101">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2">Забота</text:p>
          <text:list>
            <text:list-item>
              <text:p text:style-name="P104">Гиперопека<text:span text:style-name="T11">:</text:span></text:p>
              <text:p text:style-name="P101">Воспитание гиперконтролем не агрессивного характера.</text:p>
              <text:p text:style-name="P101"><text:soft-page-break/>— Не трогайте моего мальчика!!!</text:p>
              <text:p text:style-name="P104">Последствия<text:span text:style-name="T11">:</text:span></text:p>
              <text:p text:style-name="P101">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4">Отсутствие заботы и защиты<text:span text:style-name="T11">:</text:span></text:p>
              <text:p text:style-name="P101">Игнорирование родителями физического и морального состояния ребенка, обвинение ребенка в случившихся с ним неприятностях.</text:p>
              <text:p text:style-name="P101">— Ты должен уметь за себя постоять! Сам виноват!</text:p>
              <text:p text:style-name="P104">Последствия<text:span text:style-name="T11">:</text:span></text:p>
              <text:p text:style-name="P101">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2">Помощь</text:p>
          <text:list>
            <text:list-item>
              <text:p text:style-name="P104">Отсутствие помощи<text:span text:style-name="T11">:</text:span></text:p>
              <text:p text:style-name="P101">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1"><text:soft-page-break/>— Ты должен сам справиться!</text:p>
              <text:p text:style-name="P104">Последствия<text:span text:style-name="T11">:</text:span></text:p>
              <text:p text:style-name="P104"><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4">Переизбыток помощи<text:span text:style-name="T11">:</text:span></text:p>
              <text:p text:style-name="P101">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1">— Сынок, ты покакал?</text:p>
              <text:p text:style-name="P104">Последствия<text:span text:style-name="T11">:</text:span></text:p>
              <text:p text:style-name="P104"><text:span text:style-name="T11">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1">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2">Внимание</text:p>
          <text:list>
            <text:list-item>
              <text:p text:style-name="P106"><text:span text:style-name="T9">Нарушение личных границ</text:span><text:span text:style-name="T13">:</text:span></text:p>
              <text:p text:style-name="P101">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1">— Ты не должен был так делать!</text:p>
              <text:p text:style-name="P106"><text:span text:style-name="T9">Последствия</text:span><text:span text:style-name="T13">:</text:span></text:p>
              <text:p text:style-name="P106"><text:span text:style-name="T1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3">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6"><text:span text:style-name="T9">Равнодушие</text:span><text:span text:style-name="T13">:</text:span></text:p>
              <text:p text:style-name="P101">Равнодушие родителей к чувствам, интересам, склонностям и внутреннему миру ребенка, а также к его переживаниям и проблемам.</text:p>
              <text:p text:style-name="P101">— Мне все-равно, что ты думаешь!</text:p>
              <text:p text:style-name="P106"><text:span text:style-name="T9">Последствия</text:span><text:span text:style-name="T13">:</text:span></text:p>
              <text:p text:style-name="P101">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2">Мотивация</text:p>
          <text:list>
            <text:list-item>
              <text:p text:style-name="P104">Принуждение<text:span text:style-name="T11">:</text:span></text:p>
              <text:p text:style-name="P101">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1">— Мама лучше знает!</text:p>
              <text:p text:style-name="P104">Последствия<text:span text:style-name="T11">:</text:span></text:p>
              <text:p text:style-name="P104"><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text:span><text:soft-page-break/><text:span text:style-name="T11">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4">Демотивация<text:span text:style-name="T11">:</text:span></text:p>
              <text:p text:style-name="P101">Воспитание внушением чувства ущербности, заставляя ребенка доказывать обратное.</text:p>
              <text:p text:style-name="P101">— Кто тебя такого полюбит!/Кому ты нужен?</text:p>
              <text:p text:style-name="P104">Последствия<text:span text:style-name="T11">:</text:span></text:p>
              <text:p text:style-name="P101">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2">Похвала</text:p>
          <text:list>
            <text:list-item>
              <text:p text:style-name="P104">Переизбыток похвалы<text:span text:style-name="T11">:</text:span></text:p>
              <text:p text:style-name="P101">Идеализация ребенка, необоснованное превозношение талантов, достижений и заслуг, игнорируя плохое поведение.</text:p>
              <text:p text:style-name="P101">— Наш ребенок - гений!</text:p>
              <text:p text:style-name="P104">Последствия<text:span text:style-name="T11">:</text:span></text:p>
              <text:p text:style-name="P104"><text:span text:style-name="T11">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1">личение своих или присваивание чужих заслуг, неумение ценить чужие заслуги.</text:span></text:p>
            </text:list-item>
            <text:list-item>
              <text:p text:style-name="P104">Недостаток похвалы<text:span text:style-name="T11">:</text:span></text:p>
              <text:p text:style-name="P101">Отсутствии поощрения и похвалы в воспитании, что сопровождается упреками и сравнениями с окружающими.</text:p>
              <text:p text:style-name="P101">— Почему Петя может, а ты нет? Вот я в твоем возрасте...</text:p>
              <text:p text:style-name="P104">Последствия<text:span text:style-name="T11">:</text:span></text:p>
              <text:p text:style-name="P101">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2">Вежливость</text:p>
          <text:list>
            <text:list-item>
              <text:p text:style-name="P104">Лесть:</text:p>
              <text:p text:style-name="P101">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1">— Милая, ты сегодня такая красивая! Ты не против, если я пойду на рыбалку?</text:p>
              <text:p text:style-name="P104">Последствия<text:span text:style-name="T11">:</text:span></text:p>
              <text:p text:style-name="P101">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4"><text:soft-page-break/>Хамство<text:span text:style-name="T11">:</text:span></text:p>
              <text:p text:style-name="P101">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1">— Ты что оглох?!</text:p>
              <text:p text:style-name="P104">Последствия<text:span text:style-name="T11">:</text:span></text:p>
              <text:p text:style-name="P101">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2">Благодарность</text:p>
          <text:list>
            <text:list-item>
              <text:p text:style-name="P106"><text:span text:style-name="T9">Материальная благодарность</text:span><text:span text:style-name="T13">:</text:span></text:p>
              <text:p text:style-name="P101">Воспитание «дай за дай», материальное вознаграждение за выполнение обязанностей, подарки и сюрпризы в качестве платы за труды.</text:p>
              <text:p text:style-name="P101">— Напишешь контрольную на пять — получишь новый телефон!</text:p>
              <text:p text:style-name="P106"><text:span text:style-name="T9">Последствия</text:span><text:span text:style-name="T13">:</text:span></text:p>
              <text:p text:style-name="P101">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6"><text:span text:style-name="T9">Недостаток благодарности</text:span><text:span text:style-name="T13">:</text:span></text:p>
              <text:p text:style-name="P101"><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1">— Я бы и без тебя справилась!</text:p>
              <text:p text:style-name="P106"><text:span text:style-name="T9">Последствия</text:span><text:span text:style-name="T13">:</text:span></text:p>
              <text:p text:style-name="P101">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2">Щедрость</text:p>
          <text:list>
            <text:list-item>
              <text:p text:style-name="P104">Принуждение делиться<text:span text:style-name="T11">:</text:span></text:p>
              <text:p text:style-name="P104"><text:span text:style-name="T11">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6">Навешивание ярлыка «жадина», если ребенок не делится, угрозы лишить его чего-то из-за его жадности, например, родительского внимания:</text:span></text:p>
              <text:p text:style-name="P97">— Я сегодня с тобой не дружу, потому, что ты жадина!</text:p>
              <text:p text:style-name="P104">Последствия<text:span text:style-name="T11">:</text:span></text:p>
              <text:p text:style-name="P104"><text:soft-page-break/><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4"><text:span text:style-name="T5">Жадность</text:span><text:span text:style-name="T6">:</text:span></text:p>
              <text:p text:style-name="P97">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7">— Не дам, у тебя своя есть!</text:p>
              <text:p text:style-name="P104"><text:span text:style-name="T5">Последствия</text:span><text:span text:style-name="T6">:</text:span></text:p>
              <text:p text:style-name="P97">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8">Честность</text:p>
          <text:list>
            <text:list-item>
              <text:p text:style-name="P104"><text:span text:style-name="T5">Лживость</text:span><text:span text:style-name="T6">:</text:span></text:p>
              <text:p text:style-name="P97"><text:soft-page-break/>Родители манипулировали ребенком, обещая что-то, но не выполняли своих обещаний. Воспитание враньем.</text:p>
              <text:p text:style-name="P97">— Сегодня не куплю — завтра куплю...</text:p>
              <text:p text:style-name="P104"><text:span text:style-name="T5">Последствия</text:span><text:span text:style-name="T6">:</text:span></text:p>
              <text:p text:style-name="P97">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4"><text:span text:style-name="T5">Чрезмерная откровенность</text:span><text:span text:style-name="T6">:</text:span></text:p>
              <text:p text:style-name="P97">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7">— Сынок, разводится ли с мамой?</text:p>
              <text:p text:style-name="P104">Последствия<text:span text:style-name="T11">:</text:span></text:p>
              <text:p text:style-name="P101">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4">Скрытность<text:span text:style-name="T11">:</text:span></text:p>
              <text:p text:style-name="P101"><text:soft-page-break/>Сокрытие родителями реальной обстановки ситуации (например, кризис в отношениях, развод), обнадеживание, вранье.</text:p>
              <text:p text:style-name="P97">— Мы с папой просто поговорим! / Врач только посмотрит — больно не будет!</text:p>
              <text:p text:style-name="P104">Последствия<text:span text:style-name="T11">:</text:span></text:p>
              <text:p text:style-name="P101">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4">Подозрительность<text:span text:style-name="T11">:</text:span></text:p>
              <text:p text:style-name="P101">Воспитание наказанием по (беспричинному) подозрению. Эгоизм и тревожность родителей, постоянная требовательность объяснений.</text:p>
              <text:p text:style-name="P97">— Ты точно ни у кого не списывал?</text:p>
              <text:p text:style-name="P104">Последствия<text:span text:style-name="T11">:</text:span></text:p>
              <text:p text:style-name="P101">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2">Взаимоотношения</text:p>
          <text:list>
            <text:list-item>
              <text:p text:style-name="P104"><text:soft-page-break/>Внутрисемейные<text:span text:style-name="T11">:</text:span></text:p>
              <text:p text:style-name="P101">Соперничество, что подразумевает выбор сторонников, создание коалиции:</text:p>
              <text:p text:style-name="P101">— Мы папе не скажем!..</text:p>
              <text:p text:style-name="P104">Последствия<text:span text:style-name="T11">:</text:span></text:p>
              <text:p text:style-name="P101">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4">Внесемейные<text:span text:style-name="T11">:</text:span></text:p>
              <text:p text:style-name="P101">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1">— Ты идешь гулять с Петей? Это тот самый Петя, который тебе подножку поставил в первом классе? Понятно...</text:p>
              <text:p text:style-name="P104">Последствия<text:span text:style-name="T11">:</text:span></text:p>
              <text:p text:style-name="P101"><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2">Стереотипное мышление</text:p>
          <text:p text:style-name="P104"><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4">Сексизм<text:span text:style-name="T11"><text:note text:id="ftn30" text:note-class="footnote"><text:note-citation text:label="*">*</text:note-citation><text:note-body><text:p text:style-name="Footnote"><text:span text:style-name="T8">Сексизм</text:span> <text:span text:style-name="T54">(от лат. sexus — пол)</text:span><text:span text:style-name="T64"> </text:span>— социальная система, которая поддерживает патриархат или угнетение женщин.</text:p></text:note-body></text:note></text:span><text:span text:style-name="T11">:</text:span></text:p>
              <text:p text:style-name="P101">Негативное влияние на мнение ребенка о женщинах:</text:p>
              <text:p text:style-name="P112">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2"><text:soft-page-break/>— Все бабы дуры!</text:p>
              <text:p text:style-name="P104"><text:span text:style-name="T14">Последствия для мальчиков</text:span><text:span text:style-name="T23">:</text:span></text:p>
              <text:p text:style-name="P112">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4"><text:span text:style-name="T14">Последствия для девочек</text:span><text:span text:style-name="T23">:</text:span></text:p>
              <text:p text:style-name="P112">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4"><text:span text:style-name="T14">Обратный (женский) сексизм</text:span><text:span text:style-name="T23"><text:note text:id="ftn31" text:note-class="footnote"><text:note-citation text:label="*">*</text:note-citation><text:note-body><text:p text:style-name="P74">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3">:</text:span></text:p>
              <text:p text:style-name="P112">Негативное влияние на мнение ребенка о мужчинах:</text:p>
              <text:list>
                <text:list-item>
                  <text:p text:style-name="P104"><text:soft-page-break/><text:span text:style-name="T14">мальчику</text:span><text:span text:style-name="T23">: ты должен обеспечивать семью, таскать тяжести, брать на себя ответственность, быть сильным, иначе:</text:span></text:p>
                  <text:p text:style-name="P112">— Кому ты нужен?</text:p>
                  <text:p text:style-name="P104"><text:span text:style-name="T14">Последствия</text:span><text:span text:style-name="T23">:</text:span></text:p>
                  <text:p text:style-name="P112">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4"><text:span text:style-name="T14">девочкам</text:span><text:span text:style-name="T23">: мужчина должен дарить дорогие подарки, водить в дорогие рестораны, на руках носить, иначе он не мужчина.</text:span></text:p>
                  <text:p text:style-name="P104"><text:span text:style-name="T14">Последствия</text:span><text:span text:style-name="T23">:</text:span></text:p>
                  <text:p text:style-name="P112">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4"><text:span text:style-name="T14">Восприятие себя</text:span><text:span text:style-name="T23">:</text:span></text:p>
              <text:list>
                <text:list-item>
                  <text:p text:style-name="P112">Воздействие ребенка на восприятие самого себя:</text:p>
                  <text:p text:style-name="P112">— Ты еще маленький!</text:p>
                  <text:p text:style-name="P112">Последствие:</text:p>
                </text:list-item>
              </text:list>
              <text:p text:style-name="P112"/>
              <text:p text:style-name="P112"/>
            </text:list-item>
          </text:list>
        </text:list-item>
      </text:list>
      <text:p text:style-name="Subtitle"><text:soft-page-break/>* * *</text:p>
      <text:p text:style-name="P13">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2">почему</text:span> человек совершает эти действия.</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4"><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4">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4">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4">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4"><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момент времени она нам не нужна.</text:p>
      <text:p text:style-name="P4">Например: вы сейчас читаете эту информацию, но, наверняка, не думаете о том, как вас зовут. Угадала?</text:p>
      <text:p text:style-name="P5">Лаборатория «Подсознание».</text:p>
      <text:p text:style-name="P4">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4">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3">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3"><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9" text:outline-level="1">Эпилог</text:h>
      <text:p text:style-name="P17">Ну вот и все. Дело сделано.</text:p>
      <text:p text:style-name="P17">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7">Изначально, именно это стало целью для меня - найти и объяснить себе:</text:p>
      <text:list xml:id="list37280253" text:continue-list="list37285691" text:style-name="диалог">
        <text:list-item>
          <text:p text:style-name="P99">Что это было?</text:p>
        </text:list-item>
        <text:list-item>
          <text:p text:style-name="P99">Почему это произошло со мной?</text:p>
        </text:list-item>
        <text:list-item>
          <text:p text:style-name="P99">За какие такие мои проступки мне причинили столько боли?</text:p>
        </text:list-item>
      </text:list>
      <text:p text:style-name="P17"><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7">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7">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7">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7">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7"><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7">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7">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7">Для них это может стать новым стимулом для оскорблений и высмеивания, а также вызвать множество возмущений и обвинении меня в клевете.</text:p>
      <text:list xml:id="list37268606" text:continue-numbering="true" text:style-name="диалог">
        <text:list-item>
          <text:p text:style-name="P99">Это притянуто за уши;</text:p>
        </text:list-item>
        <text:list-item>
          <text:p text:style-name="P99">Это абсолютная клевета;</text:p>
        </text:list-item>
        <text:list-item>
          <text:p text:style-name="P99">Она все это придумала;</text:p>
        </text:list-item>
        <text:list-item>
          <text:p text:style-name="P99">Это полный бред/абсурд;</text:p>
        </text:list-item>
        <text:list-item>
          <text:p text:style-name="P99">Это не стоит моего внимания;</text:p>
        </text:list-item>
        <text:list-item>
          <text:p text:style-name="P99"><text:soft-page-break/>Это просто смешно;</text:p>
        </text:list-item>
        <text:list-item>
          <text:p text:style-name="P99">Это еще раз доказывает ее неадекватность;</text:p>
        </text:list-item>
      </text:list>
      <text:p text:style-name="P17">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7">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49">* * *</text:p>
      <text:p text:style-name="P17">Напоследок не удержусь и нажелаю!</text:p>
      <text:p text:style-name="P17">Я желаю вам быть сильными и любить себя.</text:p>
      <text:p text:style-name="P17">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7">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7">Я желаю вам понимать, что для вас лучше и точно знать, что же приведет вас к счастью!</text:p>
      <text:p text:style-name="P17">Я желаю вам то, чего вы заслуживаете, без поблажек и привилегий!</text:p>
      <text:p text:style-name="P17"><text:soft-page-break/><text:span text:style-name="T45">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5">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7">Искренне ваша Я. Каминская.</text:p>
      <text:p text:style-name="P65"/>
      <text:p text:style-name="P150">Содержание</text:p>
      <text:p text:style-name="P35"/>
      <text:p text:style-name="P71">Пролог<text:tab/>3</text:p>
      <text:p text:style-name="P72">ЧАСТЬ 1. ФИРМЕННЫЕ ОТНОШЕНИЯ</text:p>
      <text:p text:style-name="P71">Глава 1. Это еще не конец<text:tab/>23</text:p>
      <text:p text:style-name="P71">Глава 2. Таблетка<text:tab/>26</text:p>
      <text:p text:style-name="P71">Глава 3. Останешься?<text:tab/>38</text:p>
      <text:p text:style-name="P71">Глава 4. Зачем платить больше?<text:tab/>42</text:p>
      <text:p text:style-name="P71">Глава 5. Интроверт<text:tab/>47</text:p>
      <text:p text:style-name="P71">Глава 6. Стразики<text:tab/>72</text:p>
      <text:p text:style-name="P71">Глава 7. З — Забота<text:tab/>84</text:p>
      <text:p text:style-name="P71">Глава 8. Сама, котик<text:tab/>101</text:p>
      <text:p text:style-name="P71">Глава 9. Мы так общаемся<text:tab/>116</text:p>
      <text:p text:style-name="P71">Глава 10. Это не я<text:tab/>133</text:p>
      <text:p text:style-name="P71">Глава 11. Трио<text:tab/>154</text:p>
      <text:p text:style-name="P71">Глава 12. Не ной<text:tab/>162</text:p>
      <text:p text:style-name="P71">Глава 13. Неадекватная<text:tab/>171</text:p>
      <text:p text:style-name="P71">Глава 14. Вожак<text:tab/>195</text:p>
      <text:p text:style-name="P71">Глава 15. Ад<text:tab/>213</text:p>
      <text:p text:style-name="P71">Глава 16. Nosce te ipsum<text:tab/>225</text:p>
      <text:p text:style-name="P71">Глава 17. Я все понял<text:tab/>234</text:p>
      <text:p text:style-name="P71">Глава 18. А зачем вам Она?<text:tab/>239</text:p>
      <text:p text:style-name="P71">Глава 19. Я подумаю<text:tab/>246</text:p>
      <text:p text:style-name="P71">Глава 20. Меньше нюансов<text:tab/>251</text:p>
      <text:p text:style-name="P71">Глава 21. Быть честным очень легко!<text:tab/>260</text:p>
      <text:p text:style-name="P71">Глава 22. Гори в аду<text:tab/>303</text:p>
      <text:p text:style-name="P71">Глава 23. Апофеоз отношений с манипулятором<text:tab/>322</text:p>
      <text:p text:style-name="P72">ЧАСТЬ 2. ЧТО-ТО ВРОДЕ СПРАВОЧНИКА</text:p>
      <text:p text:style-name="P71">Глава 24. Причины манипуляции<text:tab/>342</text:p>
      <text:p text:style-name="P71"><text:soft-page-break/>Глава 25. Признаки и последствия манипуляции<text:tab/>362</text:p>
      <text:p text:style-name="P73">Что с ним?<text:tab/>364</text:p>
      <text:p text:style-name="P73">Почему я?<text:tab/>370</text:p>
      <text:p text:style-name="P71">Глава 25. Приемы и противостояние манипуляции<text:tab/>384</text:p>
      <text:p text:style-name="P73">Демонстративное игнорирование собственных</text:p>
      <text:p text:style-name="P73">обязательств<text:tab/>384</text:p>
      <text:p text:style-name="P73">Газлайтинг<text:tab/>386</text:p>
      <text:p text:style-name="P73">Висхолдинг<text:tab/>390</text:p>
      <text:p text:style-name="P73">«Да, но &lt;...&gt;» (в доп. к описанию висхолдинга)<text:tab/>393</text:p>
      <text:p text:style-name="P73">Изоляция жертвы от ее окружения<text:tab/>395</text:p>
      <text:p text:style-name="P73">Пассивная агрессия<text:line-break/>(игнорирование, обида, внезапный бойкот)<text:tab/>398</text:p>
      <text:p text:style-name="P73">Эгоизм. Равнодушие<text:tab/>403</text:p>
      <text:p text:style-name="P73">Игра на ваших эмоциях или психологические</text:p>
      <text:p text:style-name="P73">триггеры<text:tab/>404</text:p>
      <text:p text:style-name="P73">Виктимблейминг<text:tab/>408</text:p>
      <text:p text:style-name="P73">Вам редко уступают или не уступают вообще<text:tab/>413</text:p>
      <text:p text:style-name="P73">Патологическая ложь.<text:line-break/>Введение в болезненное состояние ожидания<text:tab/>418</text:p>
      <text:p text:style-name="P73">Триангуляция<text:tab/>424</text:p>
      <text:p text:style-name="P73">Дабл байнд<text:tab/>427</text:p>
      <text:p text:style-name="P73">Демонстрация (в доп. к описанию дабл байнда)<text:tab/>436</text:p>
      <text:p text:style-name="P70">Демонстрация занятости<text:tab/>436</text:p>
      <text:p text:style-name="P70">Демонстрация любви<text:tab/>440</text:p>
      <text:p text:style-name="P73">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3">Постоянные жалобы<text:tab/>462</text:p>
      <text:p text:style-name="P73">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3">Неглект<text:tab/>471</text:p>
      <text:p text:style-name="P73">Попытка выторговать право на «лево». Принуждение</text:p>
      <text:p text:style-name="P73">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3">Перспектицид<text:tab/>491</text:p>
      <text:p text:style-name="P73">Сахарное шоу<text:tab/>493</text:p>
      <text:p text:style-name="P73">Манипуляция разрывом<text:tab/>495</text:p>
      <text:p text:style-name="P71">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oft-page-break/><text:span text:style-name="Default_20_Paragraph_20_Font"><text:span text:style-name="T26"><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8"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7"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8"/>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8"/>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8"/>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8"/>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Постоянные жалобы</text:chapter></text:p>
      </style:header-left>
      <style:footer>
        <text:p text:style-name="Footer"/>
      </style:footer>
      <style:footer-left>
        <text:p text:style-name="Footer"><text:page-number text:select-page="current">574</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9-30T17:08:06.29</dc:date>
    <meta:editing-cycles>1429</meta:editing-cycles>
    <meta:editing-duration>P38DT23H51M4S</meta:editing-duration>
    <meta:document-statistic meta:table-count="1" meta:image-count="0" meta:object-count="0" meta:page-count="582" meta:paragraph-count="4220" meta:word-count="105909" meta:character-count="664347"/>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